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1eb168" officeooo:paragraph-rsid="001eb168" style:font-size-asian="14pt" style:font-size-complex="14pt"/>
    </style:style>
    <style:style style:name="P4" style:family="paragraph" style:parent-style-name="Standard">
      <style:text-properties fo:font-size="14pt" officeooo:rsid="001eb168" officeooo:paragraph-rsid="0028085c" style:font-size-asian="14pt" style:font-size-complex="14pt"/>
    </style:style>
    <style:style style:name="P5" style:family="paragraph" style:parent-style-name="Standard">
      <style:text-properties fo:font-size="14pt" officeooo:rsid="001eb168" officeooo:paragraph-rsid="0044a837" style:font-size-asian="14pt" style:font-size-complex="14pt"/>
    </style:style>
    <style:style style:name="P6" style:family="paragraph" style:parent-style-name="Standard">
      <style:text-properties fo:font-size="14pt" officeooo:paragraph-rsid="002a9635" style:font-size-asian="14pt" style:font-size-complex="14pt"/>
    </style:style>
    <style:style style:name="P7" style:family="paragraph" style:parent-style-name="Standard">
      <style:text-properties fo:font-size="14pt" officeooo:paragraph-rsid="0032c1d5" style:font-size-asian="14pt" style:font-size-complex="14pt"/>
    </style:style>
    <style:style style:name="P8" style:family="paragraph" style:parent-style-name="Standard">
      <style:text-properties fo:font-size="14pt" officeooo:paragraph-rsid="00346d7c" style:font-size-asian="14pt" style:font-size-complex="14pt"/>
    </style:style>
    <style:style style:name="P9" style:family="paragraph" style:parent-style-name="Standard">
      <style:text-properties fo:font-size="14pt" officeooo:paragraph-rsid="003acc0d" style:font-size-asian="14pt" style:font-size-complex="14pt"/>
    </style:style>
    <style:style style:name="P10" style:family="paragraph" style:parent-style-name="Standard">
      <style:text-properties fo:font-size="14pt" officeooo:paragraph-rsid="003e3321" style:font-size-asian="14pt" style:font-size-complex="14pt"/>
    </style:style>
    <style:style style:name="P11" style:family="paragraph" style:parent-style-name="Standard">
      <style:text-properties fo:font-size="14pt" officeooo:paragraph-rsid="00402bd2" style:font-size-asian="14pt" style:font-size-complex="14pt"/>
    </style:style>
    <style:style style:name="P12" style:family="paragraph" style:parent-style-name="Standard">
      <style:text-properties fo:font-size="14pt" officeooo:paragraph-rsid="0043de3c" style:font-size-asian="14pt" style:font-size-complex="14pt"/>
    </style:style>
    <style:style style:name="P13" style:family="paragraph" style:parent-style-name="Standard">
      <style:text-properties fo:font-size="14pt" officeooo:rsid="0044a837" officeooo:paragraph-rsid="0044a837" style:font-size-asian="14pt" style:font-size-complex="14pt"/>
    </style:style>
    <style:style style:name="P14" style:family="paragraph" style:parent-style-name="Standard">
      <style:text-properties fo:font-size="14pt" officeooo:rsid="0044a837" officeooo:paragraph-rsid="004e29b9" style:font-size-asian="14pt" style:font-size-complex="14pt"/>
    </style:style>
    <style:style style:name="P15" style:family="paragraph" style:parent-style-name="Standard">
      <style:text-properties fo:font-size="14pt" officeooo:paragraph-rsid="0044a837" style:font-size-asian="14pt" style:font-size-complex="14pt"/>
    </style:style>
    <style:style style:name="P16" style:family="paragraph" style:parent-style-name="Standard">
      <style:text-properties fo:font-size="14pt" officeooo:paragraph-rsid="00469591" style:font-size-asian="14pt" style:font-size-complex="14pt"/>
    </style:style>
    <style:style style:name="P17" style:family="paragraph" style:parent-style-name="Standard">
      <style:text-properties fo:font-size="14pt" officeooo:rsid="004790c4" officeooo:paragraph-rsid="004790c4" style:font-size-asian="14pt" style:font-size-complex="14pt"/>
    </style:style>
    <style:style style:name="P18" style:family="paragraph" style:parent-style-name="Standard">
      <style:text-properties fo:font-size="14pt" officeooo:rsid="004879e2" officeooo:paragraph-rsid="004879e2" style:font-size-asian="14pt" style:font-size-complex="14pt"/>
    </style:style>
    <style:style style:name="P19" style:family="paragraph" style:parent-style-name="Standard">
      <style:text-properties fo:font-size="14pt" officeooo:rsid="004879e2" officeooo:paragraph-rsid="004a0ef1" style:font-size-asian="14pt" style:font-size-complex="14pt"/>
    </style:style>
    <style:style style:name="P20" style:family="paragraph" style:parent-style-name="Standard">
      <style:text-properties fo:font-size="14pt" officeooo:paragraph-rsid="004ad9f0" style:font-size-asian="14pt" style:font-size-complex="14pt"/>
    </style:style>
    <style:style style:name="P21" style:family="paragraph" style:parent-style-name="Standard">
      <style:text-properties fo:font-size="14pt" officeooo:rsid="004ad9f0" officeooo:paragraph-rsid="004ad9f0" style:font-size-asian="14pt" style:font-size-complex="14pt"/>
    </style:style>
    <style:style style:name="P22" style:family="paragraph" style:parent-style-name="Standard">
      <style:text-properties fo:font-size="14pt" officeooo:rsid="004e29b9" officeooo:paragraph-rsid="004e29b9" style:font-size-asian="14pt" style:font-size-complex="14pt"/>
    </style:style>
    <style:style style:name="P23" style:family="paragraph" style:parent-style-name="Standard">
      <style:text-properties fo:font-size="14pt" officeooo:paragraph-rsid="004e29b9" style:font-size-asian="14pt" style:font-size-complex="14pt"/>
    </style:style>
    <style:style style:name="P24" style:family="paragraph" style:parent-style-name="Standard">
      <style:text-properties fo:font-size="14pt" officeooo:rsid="004eac7d" officeooo:paragraph-rsid="004eac7d" style:font-size-asian="14pt" style:font-size-complex="14pt"/>
    </style:style>
    <style:style style:name="P25" style:family="paragraph" style:parent-style-name="Standard">
      <style:text-properties fo:font-size="14pt" officeooo:rsid="004eac7d" officeooo:paragraph-rsid="005a04b1" style:font-size-asian="14pt" style:font-size-complex="14pt"/>
    </style:style>
    <style:style style:name="P26" style:family="paragraph" style:parent-style-name="Standard">
      <style:text-properties fo:font-size="14pt" officeooo:rsid="0052409f" officeooo:paragraph-rsid="0053c586" style:font-size-asian="14pt" style:font-size-complex="14pt"/>
    </style:style>
    <style:style style:name="P27" style:family="paragraph" style:parent-style-name="Standard">
      <style:text-properties fo:font-size="14pt" officeooo:paragraph-rsid="005a04b1" style:font-size-asian="14pt" style:font-size-complex="14pt"/>
    </style:style>
    <style:style style:name="P28" style:family="paragraph" style:parent-style-name="Standard">
      <style:text-properties fo:font-size="14pt" officeooo:rsid="005a04b1" officeooo:paragraph-rsid="005a04b1" style:font-size-asian="14pt" style:font-size-complex="14pt"/>
    </style:style>
    <style:style style:name="P29" style:family="paragraph" style:parent-style-name="Standard">
      <style:text-properties fo:font-size="14pt" officeooo:rsid="005ae0de" officeooo:paragraph-rsid="005ae0de" style:font-size-asian="14pt" style:font-size-complex="14pt"/>
    </style:style>
    <style:style style:name="P30" style:family="paragraph" style:parent-style-name="Standard">
      <style:text-properties fo:font-size="14pt" officeooo:rsid="005c48dd" officeooo:paragraph-rsid="005c48dd" style:font-size-asian="14pt" style:font-size-complex="14pt"/>
    </style:style>
    <style:style style:name="P31" style:family="paragraph" style:parent-style-name="Standard">
      <style:text-properties fo:font-size="14pt" officeooo:paragraph-rsid="005d9f14" style:font-size-asian="14pt" style:font-size-complex="14pt"/>
    </style:style>
    <style:style style:name="P32" style:family="paragraph" style:parent-style-name="Standard">
      <style:text-properties fo:font-size="14pt" officeooo:rsid="005d9f14" officeooo:paragraph-rsid="005d9f14" style:font-size-asian="14pt" style:font-size-complex="14pt"/>
    </style:style>
    <style:style style:name="P33" style:family="paragraph" style:parent-style-name="Standard">
      <style:text-properties fo:font-size="14pt" officeooo:rsid="00675f48" officeooo:paragraph-rsid="00675f48" style:font-size-asian="14pt" style:font-size-complex="14pt"/>
    </style:style>
    <style:style style:name="P34" style:family="paragraph" style:parent-style-name="Standard">
      <style:text-properties fo:font-size="14pt" fo:font-weight="normal" officeooo:paragraph-rsid="0063b860" style:font-size-asian="14pt" style:font-weight-asian="normal" style:font-size-complex="14pt" style:font-weight-complex="normal"/>
    </style:style>
    <style:style style:name="P35" style:family="paragraph" style:parent-style-name="Standard">
      <style:paragraph-properties fo:text-align="center" style:justify-single-word="false"/>
      <style:text-properties fo:font-size="32pt" style:font-size-asian="32pt" style:font-size-complex="32pt"/>
    </style:style>
    <style:style style:name="P36"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fo:font-weight="bold" officeooo:paragraph-rsid="002a9635" style:font-size-asian="20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paragraph-rsid="0032c1d5" style:font-size-asian="20pt" style:font-weight-asian="bold" style:font-size-complex="20pt" style:font-weight-complex="bold"/>
    </style:style>
    <style:style style:name="P40" style:family="paragraph" style:parent-style-name="Standard">
      <style:paragraph-properties fo:text-align="center" style:justify-single-word="false"/>
      <style:text-properties fo:font-size="20pt" fo:font-weight="bold" officeooo:paragraph-rsid="00346d7c" style:font-size-asian="20pt" style:font-weight-asian="bold" style:font-size-complex="20pt" style:font-weight-complex="bold"/>
    </style:style>
    <style:style style:name="P41" style:family="paragraph" style:parent-style-name="Standard">
      <style:paragraph-properties fo:text-align="center" style:justify-single-word="false"/>
      <style:text-properties fo:font-size="20pt" fo:font-weight="bold" officeooo:paragraph-rsid="003acc0d"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20pt" fo:font-weight="bold" officeooo:paragraph-rsid="003e3321" style:font-size-asian="20pt" style:font-weight-asian="bold" style:font-size-complex="20pt" style:font-weight-complex="bold"/>
    </style:style>
    <style:style style:name="P43" style:family="paragraph" style:parent-style-name="Standard">
      <style:paragraph-properties fo:text-align="center" style:justify-single-word="false"/>
      <style:text-properties fo:font-size="20pt" fo:font-weight="bold" officeooo:paragraph-rsid="00402bd2" style:font-size-asian="20pt" style:font-weight-asian="bold" style:font-size-complex="20pt" style:font-weight-complex="bold"/>
    </style:style>
    <style:style style:name="P44" style:family="paragraph" style:parent-style-name="Standard">
      <style:paragraph-properties fo:text-align="center" style:justify-single-word="false"/>
      <style:text-properties fo:font-size="20pt" fo:font-weight="bold" officeooo:paragraph-rsid="0043de3c" style:font-size-asian="20pt" style:font-weight-asian="bold" style:font-size-complex="20pt" style:font-weight-complex="bold"/>
    </style:style>
    <style:style style:name="P45" style:family="paragraph" style:parent-style-name="Standard">
      <style:paragraph-properties fo:text-align="center" style:justify-single-word="false"/>
      <style:text-properties fo:font-size="20pt" fo:font-weight="bold" officeooo:paragraph-rsid="0044a837" style:font-size-asian="20pt" style:font-weight-asian="bold" style:font-size-complex="20pt" style:font-weight-complex="bold"/>
    </style:style>
    <style:style style:name="P46" style:family="paragraph" style:parent-style-name="Standard">
      <style:paragraph-properties fo:text-align="center" style:justify-single-word="false"/>
      <style:text-properties fo:font-size="20pt" fo:font-weight="bold" officeooo:paragraph-rsid="00469591" style:font-size-asian="20pt" style:font-weight-asian="bold" style:font-size-complex="20pt" style:font-weight-complex="bold"/>
    </style:style>
    <style:style style:name="P47" style:family="paragraph" style:parent-style-name="Standard">
      <style:paragraph-properties fo:text-align="center" style:justify-single-word="false"/>
      <style:text-properties fo:font-size="20pt" fo:font-weight="bold" officeooo:paragraph-rsid="004ad9f0" style:font-size-asian="20pt" style:font-weight-asian="bold" style:font-size-complex="20pt" style:font-weight-complex="bold"/>
    </style:style>
    <style:style style:name="P48" style:family="paragraph" style:parent-style-name="Standard">
      <style:paragraph-properties fo:text-align="center" style:justify-single-word="false"/>
      <style:text-properties fo:font-size="20pt" fo:font-weight="bold" officeooo:paragraph-rsid="004e29b9" style:font-size-asian="20pt" style:font-weight-asian="bold" style:font-size-complex="20pt" style:font-weight-complex="bold"/>
    </style:style>
    <style:style style:name="P49" style:family="paragraph" style:parent-style-name="Standard">
      <style:paragraph-properties fo:text-align="center" style:justify-single-word="false"/>
      <style:text-properties fo:font-size="20pt" fo:font-weight="bold" officeooo:paragraph-rsid="005a04b1" style:font-size-asian="20pt" style:font-weight-asian="bold" style:font-size-complex="20pt" style:font-weight-complex="bold"/>
    </style:style>
    <style:style style:name="P50" style:family="paragraph" style:parent-style-name="Standard">
      <style:paragraph-properties fo:text-align="center" style:justify-single-word="false"/>
      <style:text-properties fo:font-size="20pt" fo:font-weight="bold" officeooo:paragraph-rsid="005d9f14" style:font-size-asian="20pt" style:font-weight-asian="bold" style:font-size-complex="20pt" style:font-weight-complex="bold"/>
    </style:style>
    <style:style style:name="P51" style:family="paragraph" style:parent-style-name="Standard">
      <style:paragraph-properties fo:text-align="center" style:justify-single-word="false"/>
      <style:text-properties fo:font-size="20pt" fo:font-weight="bold" officeooo:paragraph-rsid="0063b860" style:font-size-asian="20pt" style:font-weight-asian="bold" style:font-size-complex="20pt" style:font-weight-complex="bold"/>
    </style:style>
    <style:style style:name="P52" style:family="paragraph" style:parent-style-name="Standard">
      <style:text-properties style:text-position="0% 100%" fo:font-size="14pt" officeooo:rsid="001eb168" officeooo:paragraph-rsid="001eb168" style:font-size-asian="14pt" style:font-size-complex="14pt"/>
    </style:style>
    <style:style style:name="P53" style:family="paragraph" style:parent-style-name="Standard">
      <style:text-properties style:text-position="0% 100%" fo:font-size="14pt" officeooo:rsid="001eb168" officeooo:paragraph-rsid="0028085c" style:font-size-asian="14pt" style:font-size-complex="14pt"/>
    </style:style>
    <style:style style:name="P54" style:family="paragraph" style:parent-style-name="Standard">
      <style:text-properties style:text-position="0% 100%" fo:font-size="14pt" officeooo:rsid="001eb168" officeooo:paragraph-rsid="004ad9f0" style:font-size-asian="14pt" style:font-size-complex="14pt"/>
    </style:style>
    <style:style style:name="P55" style:family="paragraph" style:parent-style-name="Standard">
      <style:text-properties style:text-position="0% 100%" fo:font-size="14pt" officeooo:rsid="0021d05f" officeooo:paragraph-rsid="0021d05f" style:font-size-asian="14pt" style:font-size-complex="14pt"/>
    </style:style>
    <style:style style:name="P56" style:family="paragraph" style:parent-style-name="Standard">
      <style:text-properties style:text-position="0% 100%" fo:font-size="14pt" officeooo:rsid="0028085c" officeooo:paragraph-rsid="0028085c" style:font-size-asian="14pt" style:font-size-complex="14pt"/>
    </style:style>
    <style:style style:name="P57" style:family="paragraph" style:parent-style-name="Standard">
      <style:text-properties style:text-position="0% 100%" fo:font-size="14pt" officeooo:rsid="001f1caa" officeooo:paragraph-rsid="001eb168" style:font-size-asian="14pt" style:font-size-complex="14pt"/>
    </style:style>
    <style:style style:name="P58" style:family="paragraph" style:parent-style-name="Standard">
      <style:text-properties style:text-position="0% 100%" fo:font-size="14pt" officeooo:rsid="002a9635" officeooo:paragraph-rsid="002a9635" style:font-size-asian="14pt" style:font-size-complex="14pt"/>
    </style:style>
    <style:style style:name="P59" style:family="paragraph" style:parent-style-name="Standard">
      <style:text-properties style:text-position="0% 100%" fo:font-size="14pt" officeooo:rsid="002aa119" officeooo:paragraph-rsid="002aa119" style:font-size-asian="14pt" style:font-size-complex="14pt"/>
    </style:style>
    <style:style style:name="P60" style:family="paragraph" style:parent-style-name="Standard">
      <style:text-properties style:text-position="0% 100%" fo:font-size="14pt" officeooo:rsid="0044a837" officeooo:paragraph-rsid="0044a837" style:font-size-asian="14pt" style:font-size-complex="14pt"/>
    </style:style>
    <style:style style:name="P61" style:family="paragraph" style:parent-style-name="Standard">
      <style:text-properties style:text-position="0% 100%" fo:font-size="14pt" officeooo:rsid="004879e2" officeooo:paragraph-rsid="004790c4" style:font-size-asian="14pt" style:font-size-complex="14pt"/>
    </style:style>
    <style:style style:name="P62" style:family="paragraph" style:parent-style-name="Standard">
      <style:text-properties style:text-position="0% 100%" fo:font-size="14pt" officeooo:rsid="004eac7d" officeooo:paragraph-rsid="004eac7d" style:font-size-asian="14pt" style:font-size-complex="14pt"/>
    </style:style>
    <style:style style:name="P63" style:family="paragraph" style:parent-style-name="Standard">
      <style:text-properties style:text-position="0% 100%" fo:font-size="14pt" officeooo:rsid="004eac7d" officeooo:paragraph-rsid="004e29b9" style:font-size-asian="14pt" style:font-size-complex="14pt"/>
    </style:style>
    <style:style style:name="P64" style:family="paragraph" style:parent-style-name="Standard">
      <style:text-properties style:text-position="0% 100%" fo:font-size="14pt" officeooo:rsid="005a04b1" officeooo:paragraph-rsid="005a04b1" style:font-size-asian="14pt" style:font-size-complex="14pt"/>
    </style:style>
    <style:style style:name="P65" style:family="paragraph" style:parent-style-name="Standard">
      <style:text-properties style:text-position="0% 100%" fo:font-size="14pt" officeooo:rsid="005ae653" officeooo:paragraph-rsid="005ae0de" style:font-size-asian="14pt" style:font-size-complex="14pt"/>
    </style:style>
    <style:style style:name="P66" style:family="paragraph" style:parent-style-name="Standard">
      <style:text-properties style:text-position="0% 100%" fo:font-size="14pt" officeooo:rsid="005ae653" officeooo:paragraph-rsid="005c48dd" style:font-size-asian="14pt" style:font-size-complex="14pt"/>
    </style:style>
    <style:style style:name="P67" style:family="paragraph" style:parent-style-name="Standard">
      <style:text-properties style:text-position="0% 100%" fo:font-size="14pt" officeooo:rsid="005d9f14" officeooo:paragraph-rsid="005d9f14" style:font-size-asian="14pt" style:font-size-complex="14pt"/>
    </style:style>
    <style:style style:name="P68" style:family="paragraph" style:parent-style-name="Standard">
      <style:text-properties style:text-position="0% 100%" fo:font-size="14pt" fo:font-weight="normal" officeooo:rsid="00263df3" officeooo:paragraph-rsid="0023d3c4" style:font-size-asian="14pt" style:font-weight-asian="normal" style:font-size-complex="14pt" style:font-weight-complex="normal"/>
    </style:style>
    <style:style style:name="P69" style:family="paragraph" style:parent-style-name="Standard">
      <style:text-properties style:text-position="0% 100%" fo:font-size="14pt" fo:font-weight="normal" officeooo:rsid="002a9635" officeooo:paragraph-rsid="002a9635" style:font-size-asian="14pt" style:font-weight-asian="normal" style:font-size-complex="14pt" style:font-weight-complex="normal"/>
    </style:style>
    <style:style style:name="P70" style:family="paragraph" style:parent-style-name="Standard">
      <style:text-properties style:text-position="0% 100%" fo:font-size="14pt" fo:font-weight="normal" officeooo:rsid="002aa119" officeooo:paragraph-rsid="002aa119" style:font-size-asian="14pt" style:font-weight-asian="normal" style:font-size-complex="14pt" style:font-weight-complex="normal"/>
    </style:style>
    <style:style style:name="P71" style:family="paragraph" style:parent-style-name="Standard">
      <style:text-properties style:text-position="0% 100%" fo:font-size="14pt" fo:font-weight="normal" officeooo:rsid="002f9f30" officeooo:paragraph-rsid="0032c1d5" style:font-size-asian="14pt" style:font-weight-asian="normal" style:font-size-complex="14pt" style:font-weight-complex="normal"/>
    </style:style>
    <style:style style:name="P72" style:family="paragraph" style:parent-style-name="Standard">
      <style:text-properties style:text-position="0% 100%" fo:font-size="14pt" fo:font-weight="normal" officeooo:rsid="002f9f30" officeooo:paragraph-rsid="004ad9f0" style:font-size-asian="14pt" style:font-weight-asian="normal" style:font-size-complex="14pt" style:font-weight-complex="normal"/>
    </style:style>
    <style:style style:name="P73" style:family="paragraph" style:parent-style-name="Standard">
      <style:text-properties style:text-position="0% 100%" fo:font-size="14pt" fo:font-weight="normal" officeooo:rsid="00346d7c" officeooo:paragraph-rsid="00346d7c" style:font-size-asian="14pt" style:font-weight-asian="normal" style:font-size-complex="14pt" style:font-weight-complex="normal"/>
    </style:style>
    <style:style style:name="P74" style:family="paragraph" style:parent-style-name="Standard">
      <style:text-properties style:text-position="0% 100%" fo:font-size="14pt" fo:font-weight="normal" officeooo:rsid="00356aa8" officeooo:paragraph-rsid="00356aa8" style:font-size-asian="14pt" style:font-weight-asian="normal" style:font-size-complex="14pt" style:font-weight-complex="normal"/>
    </style:style>
    <style:style style:name="P75" style:family="paragraph" style:parent-style-name="Standard">
      <style:text-properties style:text-position="0% 100%" fo:font-size="14pt" fo:font-weight="normal" officeooo:rsid="0036cf6d" officeooo:paragraph-rsid="0036cf6d" style:font-size-asian="14pt" style:font-weight-asian="normal" style:font-size-complex="14pt" style:font-weight-complex="normal"/>
    </style:style>
    <style:style style:name="P76" style:family="paragraph" style:parent-style-name="Standard">
      <style:text-properties style:text-position="0% 100%" fo:font-size="14pt" fo:font-weight="normal" officeooo:rsid="0036cf6d" officeooo:paragraph-rsid="0037bb74" style:font-size-asian="14pt" style:font-weight-asian="normal" style:font-size-complex="14pt" style:font-weight-complex="normal"/>
    </style:style>
    <style:style style:name="P77" style:family="paragraph" style:parent-style-name="Standard">
      <style:text-properties style:text-position="0% 100%" fo:font-size="14pt" fo:font-weight="normal" officeooo:rsid="0036cf6d" officeooo:paragraph-rsid="004ad9f0" style:font-size-asian="14pt" style:font-weight-asian="normal" style:font-size-complex="14pt" style:font-weight-complex="normal"/>
    </style:style>
    <style:style style:name="P78" style:family="paragraph" style:parent-style-name="Standard">
      <style:text-properties style:text-position="0% 100%" fo:font-size="14pt" fo:font-weight="normal" officeooo:rsid="0037094d" officeooo:paragraph-rsid="0037094d" style:font-size-asian="14pt" style:font-weight-asian="normal" style:font-size-complex="14pt" style:font-weight-complex="normal"/>
    </style:style>
    <style:style style:name="P79" style:family="paragraph" style:parent-style-name="Standard">
      <style:text-properties style:text-position="0% 100%" fo:font-size="14pt" fo:font-weight="normal" officeooo:rsid="0037094d" officeooo:paragraph-rsid="004ad9f0" style:font-size-asian="14pt" style:font-weight-asian="normal" style:font-size-complex="14pt" style:font-weight-complex="normal"/>
    </style:style>
    <style:style style:name="P80" style:family="paragraph" style:parent-style-name="Standard">
      <style:text-properties style:text-position="0% 100%" fo:font-size="14pt" fo:font-weight="normal" officeooo:rsid="00469591" officeooo:paragraph-rsid="0044a837" style:font-size-asian="14pt" style:font-weight-asian="normal" style:font-size-complex="14pt" style:font-weight-complex="normal"/>
    </style:style>
    <style:style style:name="P81" style:family="paragraph" style:parent-style-name="Standard">
      <style:text-properties style:text-position="0% 100%" fo:font-size="14pt" fo:font-weight="normal" officeooo:rsid="00469591" officeooo:paragraph-rsid="00469591" style:font-size-asian="14pt" style:font-weight-asian="normal" style:font-size-complex="14pt" style:font-weight-complex="normal"/>
    </style:style>
    <style:style style:name="P82" style:family="paragraph" style:parent-style-name="Standard">
      <style:text-properties style:text-position="0% 100%" fo:font-size="14pt" fo:font-weight="normal" officeooo:rsid="00469591" officeooo:paragraph-rsid="004a0ef1" style:font-size-asian="14pt" style:font-weight-asian="normal" style:font-size-complex="14pt" style:font-weight-complex="normal"/>
    </style:style>
    <style:style style:name="P83" style:family="paragraph" style:parent-style-name="Standard">
      <style:text-properties style:text-position="0% 100%" fo:font-size="14pt" fo:font-weight="normal" officeooo:rsid="004ad9f0" officeooo:paragraph-rsid="004ad9f0" style:font-size-asian="14pt" style:font-weight-asian="normal" style:font-size-complex="14pt" style:font-weight-complex="normal"/>
    </style:style>
    <style:style style:name="P84" style:family="paragraph" style:parent-style-name="Standard">
      <style:text-properties style:text-position="0% 100%" fo:font-size="14pt" fo:font-weight="normal" officeooo:rsid="004c6345" officeooo:paragraph-rsid="004c6345" style:font-size-asian="14pt" style:font-weight-asian="normal" style:font-size-complex="14pt" style:font-weight-complex="normal"/>
    </style:style>
    <style:style style:name="P85" style:family="paragraph" style:parent-style-name="Standard">
      <style:text-properties style:text-position="0% 100%" fo:font-size="14pt" fo:font-weight="normal" officeooo:rsid="004a0ef1" officeooo:paragraph-rsid="004a0ef1" style:font-size-asian="14pt" style:font-weight-asian="normal" style:font-size-complex="14pt" style:font-weight-complex="normal"/>
    </style:style>
    <style:style style:name="P86" style:family="paragraph" style:parent-style-name="Standard">
      <style:text-properties style:text-position="0% 100%" fo:font-size="14pt" fo:font-weight="normal" officeooo:rsid="005395f7" officeooo:paragraph-rsid="0053c586" style:font-size-asian="14pt" style:font-weight-asian="normal" style:font-size-complex="14pt" style:font-weight-complex="normal"/>
    </style:style>
    <style:style style:name="P87" style:family="paragraph" style:parent-style-name="Standard">
      <style:text-properties style:text-position="0% 100%" fo:font-size="14pt" fo:font-weight="normal" officeooo:rsid="00543030" officeooo:paragraph-rsid="0054a0e3" style:font-size-asian="14pt" style:font-weight-asian="normal" style:font-size-complex="14pt" style:font-weight-complex="normal"/>
    </style:style>
    <style:style style:name="P88" style:family="paragraph" style:parent-style-name="Standard">
      <style:text-properties style:text-position="0% 100%" fo:font-size="14pt" fo:font-weight="normal" officeooo:rsid="0056a9fa" officeooo:paragraph-rsid="0056a9fa" style:font-size-asian="14pt" style:font-weight-asian="normal" style:font-size-complex="14pt" style:font-weight-complex="normal"/>
    </style:style>
    <style:style style:name="P89" style:family="paragraph" style:parent-style-name="Standard">
      <style:text-properties style:text-position="0% 100%" fo:font-size="14pt" fo:font-weight="normal" officeooo:rsid="0057a119" officeooo:paragraph-rsid="0057a119" style:font-size-asian="14pt" style:font-weight-asian="normal" style:font-size-complex="14pt" style:font-weight-complex="normal"/>
    </style:style>
    <style:style style:name="P90" style:family="paragraph" style:parent-style-name="Standard">
      <style:text-properties style:text-position="0% 100%" fo:font-size="14pt" fo:font-weight="normal" officeooo:rsid="00599a38" officeooo:paragraph-rsid="00599a38" style:font-size-asian="14pt" style:font-weight-asian="normal" style:font-size-complex="14pt" style:font-weight-complex="normal"/>
    </style:style>
    <style:style style:name="P91" style:family="paragraph" style:parent-style-name="Standard">
      <style:text-properties style:text-position="0% 100%" fo:font-size="14pt" fo:font-style="normal" fo:font-weight="normal" officeooo:rsid="0036cf6d" officeooo:paragraph-rsid="00356aa8" style:font-size-asian="14pt" style:font-style-asian="normal" style:font-weight-asian="normal" style:font-size-complex="14pt" style:font-style-complex="normal" style:font-weight-complex="normal"/>
    </style:style>
    <style:style style:name="P92" style:family="paragraph" style:parent-style-name="Standard">
      <style:text-properties style:text-position="0% 100%" fo:font-size="14pt" fo:font-style="normal" fo:font-weight="normal" officeooo:rsid="0036cf6d" officeooo:paragraph-rsid="0036cf6d" style:font-size-asian="14pt" style:font-style-asian="normal" style:font-weight-asian="normal" style:font-size-complex="14pt" style:font-style-complex="normal" style:font-weight-complex="normal"/>
    </style:style>
    <style:style style:name="P93" style:family="paragraph" style:parent-style-name="Standard">
      <style:text-properties style:text-position="0% 100%" style:font-name="Liberation Serif" fo:font-size="14pt" fo:font-style="normal" fo:font-weight="normal" officeooo:rsid="0037bb74" officeooo:paragraph-rsid="0037bb74" style:font-size-asian="14pt" style:font-style-asian="normal" style:font-weight-asian="normal" style:font-size-complex="14pt" style:font-style-complex="normal" style:font-weight-complex="normal"/>
    </style:style>
    <style:style style:name="P94" style:family="paragraph" style:parent-style-name="Standard">
      <style:text-properties style:text-position="0% 100%" style:font-name="Liberation Serif" fo:font-size="14pt" fo:font-style="normal" fo:font-weight="normal" officeooo:rsid="0037bb74" officeooo:paragraph-rsid="004ad9f0" style:font-size-asian="14pt" style:font-style-asian="normal" style:font-weight-asian="normal" style:font-size-complex="14pt" style:font-style-complex="normal" style:font-weight-complex="normal"/>
    </style:style>
    <style:style style:name="P95" style:family="paragraph" style:parent-style-name="Standard">
      <style:text-properties style:text-position="0% 100%" style:font-name="Liberation Serif" fo:font-size="14pt" fo:font-style="normal" fo:font-weight="normal" officeooo:rsid="003acc0d" officeooo:paragraph-rsid="003acc0d" style:font-size-asian="14pt" style:font-style-asian="normal" style:font-weight-asian="normal" style:font-size-complex="14pt" style:font-style-complex="normal" style:font-weight-complex="normal"/>
    </style:style>
    <style:style style:name="P96" style:family="paragraph" style:parent-style-name="Standard">
      <style:text-properties style:text-position="0% 100%" style:font-name="Liberation Serif" fo:font-size="14pt" fo:font-style="normal" fo:font-weight="normal" officeooo:rsid="003acc0d" officeooo:paragraph-rsid="003e3321" style:font-size-asian="14pt" style:font-style-asian="normal" style:font-weight-asian="normal" style:font-size-complex="14pt" style:font-style-complex="normal" style:font-weight-complex="normal"/>
    </style:style>
    <style:style style:name="P97" style:family="paragraph" style:parent-style-name="Standard">
      <style:text-properties style:text-position="0% 100%" style:font-name="Liberation Serif" fo:font-size="14pt" fo:font-style="normal" fo:font-weight="normal" officeooo:rsid="003acc0d" officeooo:paragraph-rsid="00402bd2" style:font-size-asian="14pt" style:font-style-asian="normal" style:font-weight-asian="normal" style:font-size-complex="14pt" style:font-style-complex="normal" style:font-weight-complex="normal"/>
    </style:style>
    <style:style style:name="P98" style:family="paragraph" style:parent-style-name="Standard">
      <style:text-properties style:text-position="0% 100%" style:font-name="Liberation Serif" fo:font-size="14pt" fo:font-style="normal" fo:font-weight="normal" officeooo:rsid="003c83e5" officeooo:paragraph-rsid="003c83e5" style:font-size-asian="14pt" style:font-style-asian="normal" style:font-weight-asian="normal" style:font-size-complex="14pt" style:font-style-complex="normal" style:font-weight-complex="normal"/>
    </style:style>
    <style:style style:name="P99" style:family="paragraph" style:parent-style-name="Standard">
      <style:text-properties style:text-position="0% 100%" style:font-name="Liberation Serif" fo:font-size="14pt" fo:font-style="normal" fo:font-weight="normal" officeooo:rsid="003e3321" officeooo:paragraph-rsid="003e3321" style:font-size-asian="14pt" style:font-style-asian="normal" style:font-weight-asian="normal" style:font-size-complex="14pt" style:font-style-complex="normal" style:font-weight-complex="normal"/>
    </style:style>
    <style:style style:name="P100" style:family="paragraph" style:parent-style-name="Standard">
      <style:text-properties style:text-position="0% 100%" style:font-name="Liberation Serif" fo:font-size="14pt" fo:font-style="normal" fo:font-weight="normal" officeooo:rsid="003e3321" officeooo:paragraph-rsid="00402bd2" style:font-size-asian="14pt" style:font-style-asian="normal" style:font-weight-asian="normal" style:font-size-complex="14pt" style:font-style-complex="normal" style:font-weight-complex="normal"/>
    </style:style>
    <style:style style:name="P101" style:family="paragraph" style:parent-style-name="Standard">
      <style:text-properties style:text-position="0% 100%" style:font-name="Liberation Serif" fo:font-size="14pt" fo:font-style="normal" fo:font-weight="normal" officeooo:rsid="00402bd2" officeooo:paragraph-rsid="0043de3c" style:font-size-asian="14pt" style:font-style-asian="normal" style:font-weight-asian="normal" style:font-size-complex="14pt" style:font-style-complex="normal" style:font-weight-complex="normal"/>
    </style:style>
    <style:style style:name="P102" style:family="paragraph" style:parent-style-name="Standard">
      <style:text-properties style:text-position="0% 100%" style:font-name="Liberation Serif" fo:font-size="14pt" fo:font-style="normal" fo:font-weight="normal" officeooo:rsid="0041e1b3" officeooo:paragraph-rsid="0041e1b3" style:font-size-asian="14pt" style:font-style-asian="normal" style:font-weight-asian="normal" style:font-size-complex="14pt" style:font-style-complex="normal" style:font-weight-complex="normal"/>
    </style:style>
    <style:style style:name="P103" style:family="paragraph" style:parent-style-name="Standard">
      <style:text-properties style:text-position="0% 100%" style:font-name="Liberation Serif" fo:font-size="14pt" fo:font-style="normal" fo:font-weight="normal" officeooo:rsid="0043de3c" officeooo:paragraph-rsid="0043de3c" style:font-size-asian="14pt" style:font-style-asian="normal" style:font-weight-asian="normal" style:font-size-complex="14pt" style:font-style-complex="normal" style:font-weight-complex="normal"/>
    </style:style>
    <style:style style:name="P104" style:family="paragraph" style:parent-style-name="Standard">
      <style:text-properties style:text-position="0% 100%" style:font-name="Liberation Serif" fo:font-size="14pt" fo:font-style="normal" fo:font-weight="normal" officeooo:rsid="004ad9f0" officeooo:paragraph-rsid="004ad9f0" style:font-size-asian="14pt" style:font-style-asian="normal" style:font-weight-asian="normal" style:font-size-complex="14pt" style:font-style-complex="normal" style:font-weight-complex="normal"/>
    </style:style>
    <style:style style:name="P105" style:family="paragraph" style:parent-style-name="Standard">
      <style:text-properties style:text-position="0% 100%" style:font-name="Liberation Serif" fo:font-size="14pt" fo:font-weight="normal" officeooo:rsid="005f2a2d" officeooo:paragraph-rsid="005f2a2d" style:font-size-asian="14pt" style:font-weight-asian="normal" style:font-size-complex="14pt" style:font-weight-complex="normal"/>
    </style:style>
    <style:style style:name="P106" style:family="paragraph" style:parent-style-name="Standard">
      <style:text-properties style:text-position="0% 100%" style:font-name="Liberation Serif" fo:font-size="14pt" fo:font-weight="normal" officeooo:rsid="0063b860" officeooo:paragraph-rsid="0063b860" style:font-size-asian="14pt" style:font-weight-asian="normal" style:font-size-complex="14pt" style:font-weight-complex="normal"/>
    </style:style>
    <style:style style:name="P107" style:family="paragraph" style:parent-style-name="Standard">
      <style:text-properties style:text-position="0% 100%" style:font-name="Liberation Serif" fo:font-size="14pt" fo:font-weight="normal" officeooo:rsid="00659ea9" officeooo:paragraph-rsid="00659ea9" style:font-size-asian="14pt" style:font-weight-asian="normal" style:font-size-complex="14pt" style:font-weight-complex="normal"/>
    </style:style>
    <style:style style:name="P108" style:family="paragraph" style:parent-style-name="Standard">
      <style:text-properties style:text-position="0% 100%" style:font-name="Liberation Serif" fo:font-size="14pt" fo:font-weight="normal" officeooo:rsid="006709d1" officeooo:paragraph-rsid="006709d1" style:font-size-asian="14pt" style:font-weight-asian="normal" style:font-size-complex="14pt" style:font-weight-complex="normal"/>
    </style:style>
    <style:style style:name="P109" style:family="paragraph" style:parent-style-name="Standard">
      <style:text-properties style:text-position="0% 100%" style:font-name="Liberation Serif" fo:font-size="14pt" fo:font-weight="normal" officeooo:rsid="00675f48" officeooo:paragraph-rsid="00675f48" style:font-size-asian="14pt" style:font-weight-asian="normal" style:font-size-complex="14pt" style:font-weight-complex="normal"/>
    </style:style>
    <style:style style:name="P110" style:family="paragraph" style:parent-style-name="Standard">
      <style:text-properties style:text-position="0% 100%" style:font-name="Liberation Serif1" fo:font-size="14pt" fo:font-weight="normal" officeooo:rsid="004c6345" officeooo:paragraph-rsid="004c6345" style:font-size-asian="14pt" style:font-weight-asian="normal" style:font-size-complex="14pt" style:font-weight-complex="normal"/>
    </style:style>
    <style:style style:name="P111" style:family="paragraph" style:parent-style-name="Standard" style:list-style-name="L1">
      <style:text-properties fo:font-size="14pt" officeooo:rsid="004e29b9" officeooo:paragraph-rsid="004e29b9" style:font-size-asian="14pt" style:font-size-complex="14pt"/>
    </style:style>
    <style:style style:name="P112" style:family="paragraph" style:parent-style-name="Standard">
      <style:text-properties fo:font-size="14pt" officeooo:rsid="005d9f14" officeooo:paragraph-rsid="005d9f14" style:font-size-asian="14pt" style:font-size-complex="14pt"/>
    </style:style>
    <style:style style:name="P113" style:family="paragraph" style:parent-style-name="Standard">
      <style:text-properties fo:font-size="14pt" officeooo:rsid="006b92db" officeooo:paragraph-rsid="006b92db" style:font-size-asian="14pt" style:font-size-complex="14pt"/>
    </style:style>
    <style:style style:name="P114" style:family="paragraph" style:parent-style-name="Standard">
      <style:text-properties fo:font-size="14pt" officeooo:rsid="004eac7d" officeooo:paragraph-rsid="0044a837" style:font-size-asian="14pt" style:font-size-complex="14pt"/>
    </style:style>
    <style:style style:name="P115" style:family="paragraph" style:parent-style-name="Standard">
      <style:text-properties fo:font-size="14pt" officeooo:rsid="006c6fef" officeooo:paragraph-rsid="006c6fef" style:font-size-asian="14pt" style:font-size-complex="14pt"/>
    </style:style>
    <style:style style:name="P116" style:family="paragraph" style:parent-style-name="Standard">
      <style:text-properties fo:font-size="14pt" fo:font-weight="normal" officeooo:paragraph-rsid="006c6fef" style:font-size-asian="14pt" style:font-weight-asian="normal" style:font-size-complex="14pt" style:font-weight-complex="normal"/>
    </style:style>
    <style:style style:name="P117" style:family="paragraph" style:parent-style-name="Standard">
      <style:text-properties fo:font-size="14pt" fo:font-weight="normal" officeooo:paragraph-rsid="006d71bc" style:font-size-asian="14pt" style:font-weight-asian="normal" style:font-size-complex="14pt" style:font-weight-complex="normal"/>
    </style:style>
    <style:style style:name="P118" style:family="paragraph" style:parent-style-name="Standard">
      <style:text-properties style:text-position="0% 100%" style:font-name="Liberation Serif" fo:font-size="14pt" fo:font-weight="normal" officeooo:rsid="00675f48" officeooo:paragraph-rsid="00675f48" style:font-size-asian="14pt" style:font-weight-asian="normal" style:font-size-complex="14pt" style:font-weight-complex="normal"/>
    </style:style>
    <style:style style:name="P119" style:family="paragraph" style:parent-style-name="Standard">
      <style:text-properties style:text-position="0% 100%" style:font-name="Liberation Serif" fo:font-size="14pt" fo:font-weight="normal" officeooo:rsid="0068f89e" officeooo:paragraph-rsid="0068f89e" style:font-size-asian="14pt" style:font-weight-asian="normal" style:font-size-complex="14pt" style:font-weight-complex="normal"/>
    </style:style>
    <style:style style:name="P120" style:family="paragraph" style:parent-style-name="Standard">
      <style:text-properties style:text-position="0% 100%" style:font-name="Liberation Serif" fo:font-size="14pt" fo:font-weight="normal" officeooo:rsid="006c6fef" officeooo:paragraph-rsid="006c6fef" style:font-size-asian="14pt" style:font-weight-asian="normal" style:font-size-complex="14pt" style:font-weight-complex="normal"/>
    </style:style>
    <style:style style:name="P121" style:family="paragraph" style:parent-style-name="Standard">
      <style:text-properties style:text-position="0% 100%" style:font-name="Liberation Serif" fo:font-size="14pt" fo:font-weight="normal" officeooo:rsid="006d71bc" officeooo:paragraph-rsid="006d71bc" style:font-size-asian="14pt" style:font-weight-asian="normal" style:font-size-complex="14pt" style:font-weight-complex="normal"/>
    </style:style>
    <style:style style:name="P122" style:family="paragraph" style:parent-style-name="Standard">
      <style:text-properties style:text-position="0% 100%" style:font-name="Liberation Serif" fo:font-size="14pt" fo:font-weight="normal" officeooo:rsid="006d71bc" officeooo:paragraph-rsid="006c6fef" style:font-size-asian="14pt" style:font-weight-asian="normal" style:font-size-complex="14pt" style:font-weight-complex="normal"/>
    </style:style>
    <style:style style:name="P123" style:family="paragraph" style:parent-style-name="Standard">
      <style:text-properties style:text-position="0% 100%" style:font-name="Liberation Serif" fo:font-size="14pt" fo:font-weight="normal" officeooo:rsid="004e087a" officeooo:paragraph-rsid="006f54ab" style:font-size-asian="14pt" style:font-weight-asian="normal" style:font-size-complex="14pt" style:font-weight-complex="normal"/>
    </style:style>
    <style:style style:name="P124" style:family="paragraph" style:parent-style-name="Standard">
      <style:text-properties style:text-position="0% 100%" fo:font-size="14pt" fo:font-weight="normal" officeooo:rsid="004ad9f0" officeooo:paragraph-rsid="006d71bc" style:font-size-asian="14pt" style:font-weight-asian="normal" style:font-size-complex="14pt" style:font-weight-complex="normal"/>
    </style:style>
    <style:style style:name="P125" style:family="paragraph" style:parent-style-name="Standard">
      <style:text-properties style:text-position="0% 100%" fo:font-size="14pt" fo:font-weight="normal" officeooo:rsid="004ad9f0" officeooo:paragraph-rsid="006f54ab" style:font-size-asian="14pt" style:font-weight-asian="normal" style:font-size-complex="14pt" style:font-weight-complex="normal"/>
    </style:style>
    <style:style style:name="P126" style:family="paragraph" style:parent-style-name="Standard">
      <style:text-properties style:text-position="0% 100%" fo:font-size="14pt" fo:font-weight="normal" officeooo:rsid="004c6345" officeooo:paragraph-rsid="006d71bc" style:font-size-asian="14pt" style:font-weight-asian="normal" style:font-size-complex="14pt" style:font-weight-complex="normal"/>
    </style:style>
    <style:style style:name="P127" style:family="paragraph" style:parent-style-name="Standard">
      <style:text-properties style:text-position="0% 100%" fo:font-size="14pt" fo:font-weight="normal" officeooo:rsid="004c6345" officeooo:paragraph-rsid="006f54ab" style:font-size-asian="14pt" style:font-weight-asian="normal" style:font-size-complex="14pt" style:font-weight-complex="normal"/>
    </style:style>
    <style:style style:name="P128" style:family="paragraph" style:parent-style-name="Standard">
      <style:text-properties style:text-position="0% 100%" fo:font-size="14pt" fo:font-weight="normal" officeooo:rsid="004e087a" officeooo:paragraph-rsid="006d71bc" style:font-size-asian="14pt" style:font-weight-asian="normal" style:font-size-complex="14pt" style:font-weight-complex="normal"/>
    </style:style>
    <style:style style:name="P129" style:family="paragraph" style:parent-style-name="Standard">
      <style:text-properties style:text-position="0% 100%" fo:font-size="14pt" fo:font-weight="normal" officeooo:rsid="004e087a" officeooo:paragraph-rsid="006f54ab" style:font-size-asian="14pt" style:font-weight-asian="normal" style:font-size-complex="14pt" style:font-weight-complex="normal"/>
    </style:style>
    <style:style style:name="P130" style:family="paragraph" style:parent-style-name="Standard">
      <style:text-properties style:text-position="0% 100%" style:font-name="Liberation Serif1" fo:font-size="14pt" fo:font-weight="normal" officeooo:rsid="004c6345" officeooo:paragraph-rsid="006f54ab" style:font-size-asian="14pt" style:font-weight-asian="normal" style:font-size-complex="14pt" style:font-weight-complex="normal"/>
    </style:style>
    <style:style style:name="P131" style:family="paragraph" style:parent-style-name="Standard">
      <style:paragraph-properties fo:text-align="center" style:justify-single-word="false"/>
      <style:text-properties fo:font-size="20pt" fo:font-weight="bold" officeooo:paragraph-rsid="006c6fef" style:font-size-asian="20pt" style:font-weight-asian="bold" style:font-size-complex="20pt" style:font-weight-complex="bold"/>
    </style:style>
    <style:style style:name="P132" style:family="paragraph" style:parent-style-name="Standard">
      <style:paragraph-properties fo:text-align="center" style:justify-single-word="false"/>
      <style:text-properties fo:font-size="20pt" fo:font-weight="bold" officeooo:paragraph-rsid="006d71bc" style:font-size-asian="20pt" style:font-weight-asian="bold" style:font-size-complex="20pt" style:font-weight-complex="bold"/>
    </style:style>
    <style:style style:name="T1" style:family="text">
      <style:text-properties officeooo:rsid="001bdd18"/>
    </style:style>
    <style:style style:name="T2" style:family="text">
      <style:text-properties style:text-position="super 58%"/>
    </style:style>
    <style:style style:name="T3" style:family="text">
      <style:text-properties style:text-position="super 58%" fo:font-weight="normal" style:font-weight-asian="normal" style:font-weight-complex="normal"/>
    </style:style>
    <style:style style:name="T4" style:family="text">
      <style:text-properties style:text-position="super 58%" fo:font-weight="normal" officeooo:rsid="00543030" style:font-weight-asian="normal" style:font-weight-complex="normal"/>
    </style:style>
    <style:style style:name="T5" style:family="text">
      <style:text-properties style:text-position="super 58%" officeooo:rsid="0031349a"/>
    </style:style>
    <style:style style:name="T6" style:family="text">
      <style:text-properties style:text-position="super 58%" officeooo:rsid="0032c1d5"/>
    </style:style>
    <style:style style:name="T7" style:family="text">
      <style:text-properties style:text-position="super 58%" fo:font-style="normal" officeooo:rsid="0037094d" style:font-style-asian="normal" style:font-style-complex="normal"/>
    </style:style>
    <style:style style:name="T8" style:family="text">
      <style:text-properties style:text-position="super 58%" style:font-name="Liberation Serif1" style:font-name-asian="WenQuanYi Micro Hei" style:font-name-complex="Lohit Hindi"/>
    </style:style>
    <style:style style:name="T9" style:family="text">
      <style:text-properties style:text-position="super 58%" style:font-name="Liberation Serif1" officeooo:rsid="006d71bc"/>
    </style:style>
    <style:style style:name="T10" style:family="text">
      <style:text-properties style:text-position="super 58%" style:font-name="Liberation Serif"/>
    </style:style>
    <style:style style:name="T11" style:family="text">
      <style:text-properties style:text-position="0% 100%"/>
    </style:style>
    <style:style style:name="T12" style:family="text">
      <style:text-properties style:text-position="0% 100%" officeooo:rsid="0028085c"/>
    </style:style>
    <style:style style:name="T13" style:family="text">
      <style:text-properties style:text-position="0% 100%" fo:font-weight="bold" style:font-weight-asian="bold" style:font-weight-complex="bold"/>
    </style:style>
    <style:style style:name="T14" style:family="text">
      <style:text-properties style:text-position="0% 100%" fo:font-weight="bold" officeooo:rsid="00469591" style:font-weight-asian="bold" style:font-weight-complex="bold"/>
    </style:style>
    <style:style style:name="T15" style:family="text">
      <style:text-properties style:text-position="0% 100%" fo:font-weight="bold" officeooo:rsid="004a0ef1" style:font-weight-asian="bold" style:font-weight-complex="bold"/>
    </style:style>
    <style:style style:name="T16" style:family="text">
      <style:text-properties style:text-position="0% 100%" fo:font-weight="bold" officeooo:rsid="005395f7" style:font-weight-asian="bold" style:font-weight-complex="bold"/>
    </style:style>
    <style:style style:name="T17" style:family="text">
      <style:text-properties style:text-position="0% 100%" fo:font-weight="bold" officeooo:rsid="005d9f14" style:font-weight-asian="bold" style:font-weight-complex="bold"/>
    </style:style>
    <style:style style:name="T18" style:family="text">
      <style:text-properties style:text-position="0% 100%" officeooo:rsid="00469591"/>
    </style:style>
    <style:style style:name="T19" style:family="text">
      <style:text-properties style:text-position="0% 100%" fo:font-weight="normal" style:font-weight-asian="normal" style:font-weight-complex="normal"/>
    </style:style>
    <style:style style:name="T20" style:family="text">
      <style:text-properties style:text-position="0% 100%" fo:font-weight="normal" officeooo:rsid="00469591" style:font-weight-asian="normal" style:font-weight-complex="normal"/>
    </style:style>
    <style:style style:name="T21" style:family="text">
      <style:text-properties style:text-position="0% 100%" fo:font-weight="normal" officeooo:rsid="004a0ef1" style:font-weight-asian="normal" style:font-weight-complex="normal"/>
    </style:style>
    <style:style style:name="T22" style:family="text">
      <style:text-properties style:text-position="0% 100%" fo:font-weight="normal" officeooo:rsid="004ad9f0" style:font-weight-asian="normal" style:font-weight-complex="normal"/>
    </style:style>
    <style:style style:name="T23" style:family="text">
      <style:text-properties style:text-position="0% 100%" fo:font-weight="normal" officeooo:rsid="004eac7d" style:font-weight-asian="normal" style:font-weight-complex="normal"/>
    </style:style>
    <style:style style:name="T24" style:family="text">
      <style:text-properties style:text-position="0% 100%" fo:font-weight="normal" officeooo:rsid="004fef50" style:font-weight-asian="normal" style:font-weight-complex="normal"/>
    </style:style>
    <style:style style:name="T25" style:family="text">
      <style:text-properties style:text-position="0% 100%" fo:font-weight="normal" officeooo:rsid="005395f7" style:font-weight-asian="normal" style:font-weight-complex="normal"/>
    </style:style>
    <style:style style:name="T26" style:family="text">
      <style:text-properties style:text-position="0% 100%" fo:font-weight="normal" officeooo:rsid="0053c586" style:font-weight-asian="normal" style:font-weight-complex="normal"/>
    </style:style>
    <style:style style:name="T27" style:family="text">
      <style:text-properties style:text-position="0% 100%" fo:font-weight="normal" officeooo:rsid="00543030" style:font-weight-asian="normal" style:font-weight-complex="normal"/>
    </style:style>
    <style:style style:name="T28" style:family="text">
      <style:text-properties style:text-position="0% 100%" fo:font-weight="normal" officeooo:rsid="0054a0e3" style:font-weight-asian="normal" style:font-weight-complex="normal"/>
    </style:style>
    <style:style style:name="T29" style:family="text">
      <style:text-properties style:text-position="0% 100%" fo:font-weight="normal" officeooo:rsid="0056a9fa" style:font-weight-asian="normal" style:font-weight-complex="normal"/>
    </style:style>
    <style:style style:name="T30" style:family="text">
      <style:text-properties style:text-position="0% 100%" officeooo:rsid="004879e2"/>
    </style:style>
    <style:style style:name="T31" style:family="text">
      <style:text-properties style:text-position="0% 100%" officeooo:rsid="004a0ef1"/>
    </style:style>
    <style:style style:name="T32" style:family="text">
      <style:text-properties style:text-position="0% 100%" officeooo:rsid="004eac7d"/>
    </style:style>
    <style:style style:name="T33" style:family="text">
      <style:text-properties style:text-position="0% 100%" officeooo:rsid="005a04b1"/>
    </style:style>
    <style:style style:name="T34" style:family="text">
      <style:text-properties style:text-position="0% 100%" officeooo:rsid="005ae0de"/>
    </style:style>
    <style:style style:name="T35" style:family="text">
      <style:text-properties style:text-position="0% 100%" officeooo:rsid="005ae653"/>
    </style:style>
    <style:style style:name="T36" style:family="text">
      <style:text-properties style:text-position="0% 100%" style:font-name="Liberation Serif1"/>
    </style:style>
    <style:style style:name="T37" style:family="text">
      <style:text-properties style:text-position="0% 100%" style:font-name="Liberation Serif"/>
    </style:style>
    <style:style style:name="T38" style:family="text">
      <style:text-properties style:text-position="0% 100%" style:font-name="Liberation Serif" fo:font-weight="bold" style:font-weight-asian="bold" style:font-weight-complex="bold"/>
    </style:style>
    <style:style style:name="T39" style:family="text">
      <style:text-properties style:text-position="0% 100%" style:font-name="Liberation Serif" fo:font-weight="normal" style:font-weight-asian="normal" style:font-weight-complex="normal"/>
    </style:style>
    <style:style style:name="T40" style:family="text">
      <style:text-properties style:text-position="0% 100%" style:font-name="Liberation Serif" fo:font-weight="normal" officeooo:rsid="0068f89e" style:font-weight-asian="normal" style:font-weight-complex="normal"/>
    </style:style>
    <style:style style:name="T41" style:family="text">
      <style:text-properties style:text-position="0% 100%" style:font-name="Liberation Serif" fo:font-weight="normal" officeooo:rsid="006c6fef" style:font-weight-asian="normal" style:font-weight-complex="normal"/>
    </style:style>
    <style:style style:name="T42" style:family="text">
      <style:text-properties officeooo:rsid="001eb168"/>
    </style:style>
    <style:style style:name="T43" style:family="text">
      <style:text-properties fo:font-weight="normal" style:font-weight-asian="normal" style:font-weight-complex="normal"/>
    </style:style>
    <style:style style:name="T44" style:family="text">
      <style:text-properties fo:font-weight="normal" officeooo:rsid="002aa119" style:font-weight-asian="normal" style:font-weight-complex="normal"/>
    </style:style>
    <style:style style:name="T45" style:family="text">
      <style:text-properties fo:font-weight="normal" officeooo:rsid="002c3cf6" style:font-weight-asian="normal" style:font-weight-complex="normal"/>
    </style:style>
    <style:style style:name="T46" style:family="text">
      <style:text-properties fo:font-weight="normal" officeooo:rsid="002e8857" style:font-weight-asian="normal" style:font-weight-complex="normal"/>
    </style:style>
    <style:style style:name="T47" style:family="text">
      <style:text-properties officeooo:rsid="0028085c"/>
    </style:style>
    <style:style style:name="T48" style:family="text">
      <style:text-properties officeooo:rsid="00298d90"/>
    </style:style>
    <style:style style:name="T49" style:family="text">
      <style:text-properties officeooo:rsid="002a9635"/>
    </style:style>
    <style:style style:name="T50" style:family="text">
      <style:text-properties style:text-position="sub 58%"/>
    </style:style>
    <style:style style:name="T51" style:family="text">
      <style:text-properties style:text-position="sub 58%" officeooo:rsid="0031349a"/>
    </style:style>
    <style:style style:name="T52" style:family="text">
      <style:text-properties style:text-position="sub 58%" officeooo:rsid="0032c1d5"/>
    </style:style>
    <style:style style:name="T53" style:family="text">
      <style:text-properties style:text-position="sub 58%" style:font-name="Liberation Serif"/>
    </style:style>
    <style:style style:name="T54" style:family="text">
      <style:text-properties style:text-position="sub 58%" style:font-name="Liberation Serif" officeooo:rsid="004c6345"/>
    </style:style>
    <style:style style:name="T55" style:family="text">
      <style:text-properties style:text-position="sub 58%" style:font-name="Liberation Serif1"/>
    </style:style>
    <style:style style:name="T56" style:family="text">
      <style:text-properties style:text-position="sub 58%" style:font-name="Liberation Serif1" officeooo:rsid="006f54ab"/>
    </style:style>
    <style:style style:name="T57" style:family="text">
      <style:text-properties officeooo:rsid="0031349a"/>
    </style:style>
    <style:style style:name="T58" style:family="text">
      <style:text-properties officeooo:rsid="0032c1d5"/>
    </style:style>
    <style:style style:name="T59" style:family="text">
      <style:text-properties officeooo:rsid="00346d7c"/>
    </style:style>
    <style:style style:name="T60" style:family="text">
      <style:text-properties officeooo:rsid="00356aa8"/>
    </style:style>
    <style:style style:name="T61" style:family="text">
      <style:text-properties fo:font-style="italic"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36cf6d" style:font-style-asian="normal" style:font-style-complex="normal"/>
    </style:style>
    <style:style style:name="T64" style:family="text">
      <style:text-properties fo:font-style="normal" officeooo:rsid="0037094d" style:font-style-asian="normal" style:font-style-complex="normal"/>
    </style:style>
    <style:style style:name="T65" style:family="text">
      <style:text-properties fo:font-style="normal" officeooo:rsid="0037bb74" style:font-style-asian="normal" style:font-style-complex="normal"/>
    </style:style>
    <style:style style:name="T66" style:family="text">
      <style:text-properties fo:font-style="normal" officeooo:rsid="0032c1d5" style:font-style-asian="normal" style:font-style-complex="normal"/>
    </style:style>
    <style:style style:name="T67" style:family="text">
      <style:text-properties fo:font-style="normal" officeooo:rsid="004ad9f0" style:font-style-asian="normal" style:font-style-complex="normal"/>
    </style:style>
    <style:style style:name="T68" style:family="text">
      <style:text-properties fo:font-style="normal" fo:font-weight="normal" officeooo:rsid="0036cf6d" style:font-style-asian="normal" style:font-weight-asian="normal" style:font-style-complex="normal" style:font-weight-complex="normal"/>
    </style:style>
    <style:style style:name="T69" style:family="text">
      <style:text-properties fo:font-style="normal" fo:font-weight="normal" officeooo:rsid="0037094d" style:font-style-asian="normal" style:font-weight-asian="normal" style:font-style-complex="normal" style:font-weight-complex="normal"/>
    </style:style>
    <style:style style:name="T70" style:family="text">
      <style:text-properties fo:font-style="normal" fo:font-weight="normal" officeooo:rsid="0037bb74" style:font-style-asian="normal" style:font-weight-asian="normal" style:font-style-complex="normal" style:font-weight-complex="normal"/>
    </style:style>
    <style:style style:name="T71" style:family="text">
      <style:text-properties style:font-name="Liberation Serif1"/>
    </style:style>
    <style:style style:name="T72" style:family="text">
      <style:text-properties style:font-name="Liberation Serif1" fo:font-style="normal" style:font-style-asian="normal" style:font-style-complex="normal"/>
    </style:style>
    <style:style style:name="T73" style:family="text">
      <style:text-properties style:font-name="Liberation Serif1" fo:font-style="normal" officeooo:rsid="0037bb74" style:font-style-asian="normal" style:font-style-complex="normal"/>
    </style:style>
    <style:style style:name="T74" style:family="text">
      <style:text-properties style:font-name="Liberation Serif1" fo:font-style="normal" officeooo:rsid="004ad9f0" style:font-style-asian="normal" style:font-style-complex="normal"/>
    </style:style>
    <style:style style:name="T75" style:family="text">
      <style:text-properties style:font-name="Liberation Serif1" style:font-name-asian="Liberation Serif1" style:font-name-complex="Liberation Serif1"/>
    </style:style>
    <style:style style:name="T76" style:family="text">
      <style:text-properties style:font-name="Liberation Serif1" style:font-name-asian="WenQuanYi Micro Hei" style:font-name-complex="Lohit Hindi"/>
    </style:style>
    <style:style style:name="T77" style:family="text">
      <style:text-properties style:font-name="Liberation Serif1" officeooo:rsid="0041e1b3" style:font-name-asian="WenQuanYi Micro Hei" style:font-name-complex="Lohit Hindi"/>
    </style:style>
    <style:style style:name="T78" style:family="text">
      <style:text-properties style:font-name="Liberation Serif1" officeooo:rsid="0043de3c" style:font-name-asian="WenQuanYi Micro Hei" style:font-name-complex="Lohit Hindi"/>
    </style:style>
    <style:style style:name="T79" style:family="text">
      <style:text-properties style:font-name="Liberation Serif1" fo:font-weight="bold" officeooo:rsid="0041e1b3" style:font-name-asian="WenQuanYi Micro Hei" style:font-weight-asian="bold" style:font-name-complex="Lohit Hindi" style:font-weight-complex="bold"/>
    </style:style>
    <style:style style:name="T80" style:family="text">
      <style:text-properties style:font-name="Liberation Serif1" officeooo:rsid="004ad9f0"/>
    </style:style>
    <style:style style:name="T81" style:family="text">
      <style:text-properties style:font-name="Liberation Serif1" officeooo:rsid="004c6345"/>
    </style:style>
    <style:style style:name="T82" style:family="text">
      <style:text-properties style:font-name="Liberation Serif1" officeooo:rsid="004e087a"/>
    </style:style>
    <style:style style:name="T83" style:family="text">
      <style:text-properties style:font-name="Liberation Serif1" officeooo:rsid="006d71bc"/>
    </style:style>
    <style:style style:name="T84" style:family="text">
      <style:text-properties style:font-name="Liberation Serif1" officeooo:rsid="006f54ab"/>
    </style:style>
    <style:style style:name="T85" style:family="text">
      <style:text-properties style:font-name="Liberation Serif"/>
    </style:style>
    <style:style style:name="T86" style:family="text">
      <style:text-properties style:font-name="Liberation Serif" fo:font-style="normal" style:font-style-asian="normal" style:font-style-complex="normal"/>
    </style:style>
    <style:style style:name="T87" style:family="text">
      <style:text-properties style:font-name="Liberation Serif" fo:font-style="normal" officeooo:rsid="0037bb74" style:font-style-asian="normal" style:font-style-complex="normal"/>
    </style:style>
    <style:style style:name="T88" style:family="text">
      <style:text-properties style:font-name="Liberation Serif" fo:font-style="normal" fo:font-weight="normal" officeooo:rsid="0037bb74" style:font-style-asian="normal" style:font-weight-asian="normal" style:font-style-complex="normal" style:font-weight-complex="normal"/>
    </style:style>
    <style:style style:name="T89" style:family="text">
      <style:text-properties style:font-name="Liberation Serif" officeooo:rsid="004c6345"/>
    </style:style>
    <style:style style:name="T90" style:family="text">
      <style:text-properties style:font-name="Liberation Serif" officeooo:rsid="004ad9f0"/>
    </style:style>
    <style:style style:name="T91" style:family="text">
      <style:text-properties officeooo:rsid="003acc0d"/>
    </style:style>
    <style:style style:name="T92" style:family="text">
      <style:text-properties officeooo:rsid="003e3321"/>
    </style:style>
    <style:style style:name="T93" style:family="text">
      <style:text-properties officeooo:rsid="00402bd2"/>
    </style:style>
    <style:style style:name="T94" style:family="text">
      <style:text-properties style:font-name-asian="WenQuanYi Micro Hei" style:font-name-complex="Lohit Hindi"/>
    </style:style>
    <style:style style:name="T95" style:family="text">
      <style:text-properties officeooo:rsid="0043de3c" style:font-name-asian="WenQuanYi Micro Hei" style:font-name-complex="Lohit Hindi"/>
    </style:style>
    <style:style style:name="T96" style:family="text">
      <style:text-properties officeooo:rsid="0043de3c"/>
    </style:style>
    <style:style style:name="T97" style:family="text">
      <style:text-properties officeooo:rsid="0044a837"/>
    </style:style>
    <style:style style:name="T98" style:family="text">
      <style:text-properties officeooo:rsid="00469591"/>
    </style:style>
    <style:style style:name="T99" style:family="text">
      <style:text-properties officeooo:rsid="004790c4"/>
    </style:style>
    <style:style style:name="T100" style:family="text">
      <style:text-properties officeooo:rsid="004ad9f0"/>
    </style:style>
    <style:style style:name="T101" style:family="text">
      <style:text-properties officeooo:rsid="004e29b9"/>
    </style:style>
    <style:style style:name="T102" style:family="text">
      <style:text-properties fo:font-weight="bold" style:font-weight-asian="bold" style:font-weight-complex="bold"/>
    </style:style>
    <style:style style:name="T103" style:family="text">
      <style:text-properties fo:font-weight="bold" officeooo:rsid="0056a9fa" style:font-weight-asian="bold" style:font-weight-complex="bold"/>
    </style:style>
    <style:style style:name="T104" style:family="text">
      <style:text-properties fo:font-weight="bold" officeooo:rsid="005a04b1" style:font-weight-asian="bold" style:font-weight-complex="bold"/>
    </style:style>
    <style:style style:name="T105" style:family="text">
      <style:text-properties officeooo:rsid="0054a0e3"/>
    </style:style>
    <style:style style:name="T106" style:family="text">
      <style:text-properties officeooo:rsid="0057a119"/>
    </style:style>
    <style:style style:name="T107" style:family="text">
      <style:text-properties officeooo:rsid="005a04b1"/>
    </style:style>
    <style:style style:name="T108" style:family="text">
      <style:text-properties officeooo:rsid="005b433d"/>
    </style:style>
    <style:style style:name="T109" style:family="text">
      <style:text-properties officeooo:rsid="005c48dd"/>
    </style:style>
    <style:style style:name="T110" style:family="text">
      <style:text-properties officeooo:rsid="005d9f14"/>
    </style:style>
    <style:style style:name="T111" style:family="text">
      <style:text-properties officeooo:rsid="0063b860"/>
    </style:style>
    <style:style style:name="T112" style:family="text">
      <style:text-properties officeooo:rsid="00659ea9"/>
    </style:style>
    <style:style style:name="T113" style:family="text">
      <style:text-properties officeooo:rsid="006709d1"/>
    </style:style>
    <style:style style:name="T114" style:family="text">
      <style:text-properties officeooo:rsid="00675f48"/>
    </style:style>
    <style:style style:name="T115" style:family="text">
      <style:text-properties officeooo:rsid="006c6fef"/>
    </style:style>
    <style:style style:name="T116" style:family="text">
      <style:text-properties officeooo:rsid="006d71bc"/>
    </style:style>
    <style:style style:name="T117" style:family="text">
      <style:text-properties officeooo:rsid="006f54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eataxe-64 <text:s/><text:span text:style-name="T97">Linf Module</text:span>.</text:p>
      <text:p text:style-name="P35">Richard Parker <text:span text:style-name="T1">17</text:span>.<text:span text:style-name="T42">8</text:span>.201<text:span text:style-name="T42">6</text:span></text:p>
      <text:p text:style-name="P1"/>
      <text:p text:style-name="P37">Section 1 – Introduction</text:p>
      <text:p text:style-name="P2"/>
      <text:p text:style-name="P13">The “linear forms” module linf.c is the collection of routines used to <text:span text:style-name="T101">work in extension fields. <text:s/>It is used for . . .</text:span></text:p>
      <text:p text:style-name="P13"/>
      <text:list xml:id="list2753580307760021238" text:style-name="L1">
        <text:list-item>
          <text:p text:style-name="P111">Albrecht-style matrix multiplication over extension fields q = p<text:span text:style-name="T2">d</text:span>. <text:s/>The matrices A and B are extracted in to d matrices over the ground field, then linear forms performed to make e matrices over the ground field. <text:s/>These are then multiplied pair-wise in the ground field, further linear forms performed on the result, and finally the answer matrix is assembled.</text:p>
        </text:list-item>
        <text:list-item>
          <text:p text:style-name="P111">There are also several individual programs that need this sort of work done. <text:s/>These include</text:p>
          <text:list>
            <text:list-item>
              <text:p text:style-name="P111">zfr – Frobenius automorphism to a matrix</text:p>
            </text:list-item>
            <text:list-item>
              <text:p text:style-name="P111">zfe – Field Extend to write a matrix over a larger field than needed.</text:p>
            </text:list-item>
            <text:list-item>
              <text:p text:style-name="P111">zfc – Field <text:s/>Contract to write a matrix over a smaller field where possible.</text:p>
            </text:list-item>
            <text:list-item>
              <text:p text:style-name="P111">zfm – Field <text:span text:style-name="T108">to </text:span>matrix, where each input element becomes a matrix.</text:p>
            </text:list-item>
          </text:list>
        </text:list-item>
      </text:list>
      <text:p text:style-name="P114"/>
      <text:p text:style-name="P113">The routines are only available if the field is set for an extension field. <text:s/>Hence, in particular, the arithmetic routines may assume that the prime fits in 32 bits. <text:s/>The format used for the ground field matrices is identical to that used when the field itself is set to the ground field.</text:p>
      <text:p text:style-name="P113"/>
      <text:p text:style-name="P48">Section <text:span text:style-name="T109">2</text:span> – <text:span text:style-name="T97">Extraction.</text:span></text:p>
      <text:p text:style-name="P23"/>
      <text:p text:style-name="P24">The extraction routine has the prototype . . .</text:p>
      <text:p text:style-name="P24"/>
      <text:p text:style-name="P24"><text:span text:style-name="T102">void LFExtract(DSPACE * ds, Dfmt * inp, Dfmt ** oup, uint64_t nor)</text:span> to take a matrix (in the given space, with ‘nor’ rows) from inp over the field of order p<text:span text:style-name="T2">d</text:span><text:span text:style-name="T11"> and convert it to d matrices in the output ‘oup’. <text:s/>The first matrix is the constant terms, the next is the x coefficients, the next the x</text:span><text:span text:style-name="T2">2</text:span><text:span text:style-name="T11"> coefficients and so on up to the x</text:span><text:span text:style-name="T2">d-1</text:span><text:span text:style-name="T11"> matrix.</text:span></text:p>
      <text:p text:style-name="P62"/>
      <text:p text:style-name="P14"><text:span text:style-name="T32">For implementation, there </text:span><text:span text:style-name="T11">are several cases controlled by a switch statement on the variable f→linfxtype </text:span><text:span text:style-name="T32">(set by LFSet called from FieldSet)</text:span></text:p>
      <text:p text:style-name="P63"/>
      <text:p text:style-name="P26"><text:span text:style-name="T24">T</text:span><text:span text:style-name="T23">he most general method </text:span><text:span text:style-name="T16">(f→linfxtype = 1)</text:span><text:span text:style-name="T25"> </text:span><text:span text:style-name="T23">uses Barrett-128. <text:s/>This uses a pcrit routine to multiply a 64-bit word by a 128-bit one to produce a 192-bit result whose top word is the top coefficient of the polynomial, </text:span><text:span text:style-name="T26">which works in all cases. <text:s/></text:span><text:span text:style-name="T28">In practice </text:span><text:span text:style-name="T29">other cases are used if the grond field has more than one entry in a byte, so </text:span><text:soft-page-break/><text:span text:style-name="T29">that the</text:span><text:span text:style-name="T26"> switch statement for input </text:span><text:span text:style-name="T29">is</text:span><text:span text:style-name="T26"> </text:span><text:span text:style-name="T25">{64,32,16</text:span><text:span text:style-name="T26">} and </text:span><text:span text:style-name="T29">for </text:span><text:span text:style-name="T26">output </text:span><text:span text:style-name="T25">{32,16,8}. <text:s/></text:span><text:span text:style-name="T29">T</text:span><text:span text:style-name="T26">he routine should perform at about 10 clocks per ground field entry produced. <text:s/></text:span><text:span text:style-name="T27">For the largest of fields (particularly p</text:span><text:span text:style-name="T4">2</text:span><text:span text:style-name="T27"> with p approaching 2</text:span><text:span text:style-name="T4">32</text:span><text:span text:style-name="T27">) this is really the only viable way, and the routine will </text:span><text:span text:style-name="T29">probably </text:span><text:span text:style-name="T27">remain </text:span><text:span text:style-name="T29">in use </text:span><text:span text:style-name="T27">whatever other implementations may be build in the future, </text:span><text:span text:style-name="T28">if only to cope with this case.</text:span></text:p>
      <text:p text:style-name="P86"/>
      <text:p text:style-name="P87">The highest performance method <text:span text:style-name="T102">(f→linfxtype = </text:span><text:span text:style-name="T103">2</text:span><text:span text:style-name="T102">)</text:span> uses lookup of a byte in one of several tables to get a 64-bit word containing up to 8 entries. <text:s/><text:span text:style-name="T105">There are at most 8 tables (for characteristic 2) each at most 256 x 8 bytes, making 16384 maximum table size – fitting fairly comfortably in L1 cache. <text:s/>This deals with the cases {4,8,9,16,25,27,32,49,64,81,121,125,128,169,243,256}, which are the main ones of interest for modular decomposition numbers.</text:span></text:p>
      <text:p text:style-name="P87"/>
      <text:p text:style-name="P88">For large fields of small characteristic a combination of the above methods <text:span text:style-name="T102">(f→linfxtype =3)</text:span> is used. <text:s/>Firstly the extension field element is chopped up into byte-sized chunks using Barrett 128. <text:s/>These are then looked up (in the same tables as for linfxtype=2) to get a series of entries that are added. <text:s/>Bytes of the result are then peeled off into the output ro<text:span text:style-name="T106">w</text:span>s.</text:p>
      <text:p text:style-name="P86"/>
      <text:p text:style-name="P89">I believe that the above three methods cover every field at a pace of 5 nSec/byte. <text:s/>There are, however, improvements that can be made in specific cases if required. <text:s/><text:span text:style-name="T107">I am not yet clear whether these ideas are worth bothering with.</text:span></text:p>
      <text:p text:style-name="P89"/>
      <text:p text:style-name="P89">For characteristic 2 <text:span text:style-name="T102">(f→linfxtype=4)</text:span> a good method is to take 8 words of input data and to <text:span text:style-name="T102">byte-transpose</text:span> (another new pcrit routine) all (up to) 8 bytes at once with a sequence of shifts, ands and ors. <text:s/>This could be used even more rapidly if the input is 32 or 16-bit data and might even compete with linfxtype=2 for byte-sized characteristic 2 fields.</text:p>
      <text:p text:style-name="P89"/>
      <text:p text:style-name="P90">A 16-bit version <text:span text:style-name="T102">(f→linfxtype=5)</text:span> of the look-up method is also possible. <text:s/>Here it may be better to multiply the growing output (all 8 at once!) by p rather than having several look-up tables. <text:s/>It may be worth having a table as large as 128K, so managing fields of order up to 16,000 or so, rather than limited (artifically) to 256.</text:p>
      <text:p text:style-name="P89"/>
      <text:p text:style-name="P49">Section <text:span text:style-name="T107">3</text:span> – <text:span text:style-name="T107">Assembly.</text:span></text:p>
      <text:p text:style-name="P27"/>
      <text:p text:style-name="P25">The <text:span text:style-name="T107">assembly</text:span> routine has the prototype . . .</text:p>
      <text:p text:style-name="P25"/>
      <text:p text:style-name="P25"><text:span text:style-name="T102">void LF</text:span><text:span text:style-name="T104">Assem</text:span><text:span text:style-name="T102">(DSPACE * ds, Dfmt ** inp, Dfmt * oup, uint64_t nor)</text:span> to take a <text:span text:style-name="T107">collection of ground field matrices in inp, and assembles them into an extension field matrix </text:span>(in the given space, with ‘nor’ rows). <text:s/><text:span text:style-name="T11">The first matrix </text:span><text:span text:style-name="T33">must be the </text:span><text:span text:style-name="T11">constant terms </text:span><text:span text:style-name="T33">etc. as in extraction.</text:span></text:p>
      <text:p text:style-name="P64"/>
      <text:p text:style-name="P28"><text:span text:style-name="T11">The first method </text:span><text:span text:style-name="T13">(f→linfatype=1)</text:span><text:span text:style-name="T11"> simply takes each {8,16,32} bit input, and after multiplying the accumulator by the prime p, adds it in. <text:s/></text:span><text:span text:style-name="T34">The result is {16,32,64} bit </text:span><text:soft-page-break/><text:span text:style-name="T34">extension field data.</text:span><text:span text:style-name="T11"> <text:s/>This should process the data at no more than 5 clocks per byte of input, and is probably adequate for all the cases it works for (i.e. p at least 17).</text:span></text:p>
      <text:p text:style-name="P64"/>
      <text:p text:style-name="P29"><text:span text:style-name="T11">The high-performance version for small fields uses table-look-up </text:span><text:span text:style-name="T13">(f→linfatype=2)</text:span><text:span text:style-name="T11"> using d tables to convert bytes into 64-bit words to add together and then peel off the answer words. <text:s/>If the answer words are bytes, it can handle all cases (d is at most 8) but it can also handle degree up to 4 in 16 bits {5</text:span><text:span text:style-name="T2">4</text:span><text:span text:style-name="T11">,7</text:span><text:span text:style-name="T2">3</text:span><text:span text:style-name="T11">,7</text:span><text:span text:style-name="T2">4</text:span><text:span text:style-name="T11">,11</text:span><text:span text:style-name="T2">3</text:span><text:span text:style-name="T11">,11</text:span><text:span text:style-name="T2">4</text:span><text:span text:style-name="T11">,13</text:span><text:span text:style-name="T2">3</text:span><text:span text:style-name="T11">,13</text:span><text:span text:style-name="T2">4</text:span><text:span text:style-name="T11">} </text:span><text:span text:style-name="T35">and could be competitive for byte-sized primes also.</text:span></text:p>
      <text:p text:style-name="P65"/>
      <text:p text:style-name="P30"><text:span text:style-name="T35">T</text:span><text:span text:style-name="T11">o process large fields of small characteristic </text:span><text:span text:style-name="T13">(f-&gt;linfatype=3)</text:span><text:span text:style-name="T11">, a p-transpose system (which might concievably be useful also for matrix transposition) involves looking up each byte of ground-field Dfmt, multiplying the accumulator by p and adding the results to deal with ‘c’ entries at a time (p=2 c=8; <text:s/>p=3 c=5; <text:s/>p=5 c=3; <text:s/>p=7,11,13 c=2} and then assembling the bytes further by multiplying by 256, 243, 125,49,121,169 to shift in the next byte.</text:span></text:p>
      <text:p text:style-name="P65"/>
      <text:p text:style-name="P30"><text:span text:style-name="T35">I</text:span><text:span text:style-name="T11">n characteristic 2, again the byte-transpose operation can be used </text:span><text:span text:style-name="T13">(f→lin</text:span><text:span text:style-name="T17">f</text:span><text:span text:style-name="T13">atype=4)</text:span><text:span text:style-name="T11"> to process data at 64-bit length throughout if needed.</text:span></text:p>
      <text:p text:style-name="P66"/>
      <text:p text:style-name="P50">Section <text:span text:style-name="T111">4</text:span> – <text:span text:style-name="T110">Ground-field Multiply-and-Add.</text:span></text:p>
      <text:p text:style-name="P31"/>
      <text:p text:style-name="P32"><text:span text:style-name="T35">W</text:span><text:span text:style-name="T11">ith the extraction and assembly covered, the next consideration is the linear forms computation. <text:s/>At the basic level, the main operation is to be able to do a multiply-and-add operation at vector length. <text:s/>The prototype is . . .</text:span></text:p>
      <text:p text:style-name="P67"/>
      <text:p text:style-name="P32"><text:span text:style-name="T13">void LFMad(DSPACE * ds, FELT lambda, Dfmt * a, Dfmt * b, uint64_t nor)</text:span><text:span text:style-name="T11"> to set b += </text:span><text:span text:style-name="T36">λ</text:span><text:span text:style-name="T37">a. <text:s/>Notice that the field is set for an extension field but the operation done is on the ground field. <text:s/>Hence ds→nob is not used but ds→noc </text:span><text:span text:style-name="T38">is</text:span><text:span text:style-name="T39"> used. <text:s/>Notice also that although there is a ‘nor’ parameter so that multiple rows can be done, it may well be more important to keep nor low so that data remains in cache, so that using nor=1 may well be best even if multiple rows are available.</text:span></text:p>
      <text:p text:style-name="P32"><text:span text:style-name="T39"/></text:p>
      <text:p text:style-name="P113"><text:span text:style-name="T39">Implementation uses f→pmadtype to decide how to perform the operation.</text:span></text:p>
      <text:p text:style-name="P113"><text:span text:style-name="T39"/></text:p>
      <text:p text:style-name="P113"><text:span text:style-name="T39">The first method </text:span><text:span text:style-name="T38">(f→pmadtype = 1)</text:span><text:span text:style-name="T39"> uses 128-bit Barrett on 32-bit field elements. <text:s/>Each entry for A is fetched, multiplied by lambda, after which b is added (to the 64-bit number). <text:s/>Barrett-128 is then used to reduce modulo p, and the result stored back into b.</text:span></text:p>
      <text:p text:style-name="P113"><text:span text:style-name="T39"/></text:p>
      <text:p text:style-name="P113"><text:span text:style-name="T39">The second method </text:span><text:span text:style-name="T38">(f→pmadtype = 2)</text:span><text:span text:style-name="T39"> is similar, except that 16-bit entries are fetched and stored instead. <text:s/></text:span><text:span text:style-name="T41">At some point we will probably implement a 64-bit Barrett to perform this operation a bit more rapidly.</text:span></text:p>
      <text:p text:style-name="P113"><text:span text:style-name="T41"/></text:p>
      <text:p text:style-name="P115"><text:span text:style-name="T39">8-bit primes (17-251) form the subject of </text:span><text:span text:style-name="T38">(f→pmadtype = 3)</text:span><text:span text:style-name="T39"> the next version, which is otherwise the same as the others. <text:s/>There are other ways of implementing this case </text:span><text:soft-page-break/><text:span text:style-name="T39">(e.g. using mul8, red8 or mul8,add8) which can be tried to see which is the fastest.</text:span></text:p>
      <text:p text:style-name="P115"><text:span text:style-name="T39"/></text:p>
      <text:p text:style-name="P115"><text:span text:style-name="T39">Small odd primes (3,5,7,11,13) are done by </text:span><text:span text:style-name="T38">(f→pmadtype = 4)</text:span><text:span text:style-name="T39">, which will use a new pcbuf subroutine to use mul8 then add8 to perform the task.</text:span></text:p>
      <text:p text:style-name="P115"><text:span text:style-name="T39"/></text:p>
      <text:p text:style-name="P115"><text:span text:style-name="T39">Characteristic 2 should never use this routine at all, since the multiplier can only be 1 and LFAdd should be used instead.</text:span></text:p>
      <text:p text:style-name="P105"/>
      <text:p text:style-name="P51">Section <text:span text:style-name="T111">5</text:span> – <text:span text:style-name="T111">Making the plan.</text:span></text:p>
      <text:p text:style-name="P34"/>
      <text:p text:style-name="P106">Given an r x s matrix mod p, the problem is now to work out a set of operations necessary to multiply r matrices (of the 3-tensor) to make s matrices of result. <text:s/><text:span text:style-name="T112">We therefore start at the end (with the desired r x s matrix) and can do row or column operations as we please. <text:s/>The row operations result in things to be done at the beginning of the program in a forwards direction, and the column operations are done at the end in a reverse direction. <text:s/>What are the operations we can do? <text:s/>Notice than none of the following operations change the rank of the matrix. <text:s/>Our aim is to reduce the input matrix to an identity matrix whose size is the minimum of r and s.</text:span></text:p>
      <text:p text:style-name="P106"/>
      <text:p text:style-name="P107">1<text:span text:style-name="T113">F</text:span>. <text:s/>If a row <text:span text:style-name="T113">x </text:span>is equal to <text:span text:style-name="T113">zero</text:span>, we can “delete” <text:span text:style-name="T113">it</text:span>. <text:s/>This <text:span text:style-name="T113">does nothing to any program.</text:span></text:p>
      <text:p text:style-name="P107"><text:span text:style-name="T113">1B</text:span>. <text:s/>If a column is equal to <text:span text:style-name="T114">zero, </text:span>we can “delete” it. <text:s/>This adds a “<text:span text:style-name="T114">zeroize</text:span>” instruction to the beginning of the program back.</text:p>
      <text:p text:style-name="P108">2F. <text:s/>We may swap two rows of the matrix. <text:s/>This adds a “swap” to the end of he program front.</text:p>
      <text:p text:style-name="P108">2B. We may swap two columns of the matrix. <text:s/>This adds a “swap” to the beginning of the program back.</text:p>
      <text:p text:style-name="P108">3F. <text:s/>We may subtract a multiple of one row from another. <text:s/>This appends a multiply-and-add to the end of the program front.</text:p>
      <text:p text:style-name="P108">3B. We may subtract a multiple of one column from another. <text:s/>This appends a multiply-and-add to the beginning of the program back.</text:p>
      <text:p text:style-name="P108"/>
      <text:p text:style-name="P109">We may assume that the rank is the minimum of r and s.</text:p>
      <text:p text:style-name="P109"/>
      <text:p text:style-name="P33"><text:span text:style-name="T39">To do the conversion – for each row, we find an entry that is non-zero in the row and swap the columns if necessary to put it onto the diagonal position. <text:s/>We then do </text:span><text:span text:style-name="T40">a scalar row multiply operation to make that entry 1, and then </text:span><text:span text:style-name="T39">row operations to clear out all entries below and above that one, and column operations to clear out all entries to its right. <text:s/>At the end we notice that all the “spare” columns (if any) are zero and we output the program to zeroize them, or we notice that all spare rows are zero and we simply ignore them.</text:span></text:p>
      <text:p text:style-name="P109"/>
      <text:p text:style-name="P119">Let’s take an example. <text:s/>Take the Karatsuba matrix</text:p>
      <text:p text:style-name="P119"/>
      <text:p text:style-name="P119"><text:s text:c="2"/>1 <text:s/>0 <text:s/>1</text:p>
      <text:p text:style-name="P119"><text:s text:c="2"/>0 <text:s/>1 <text:s/>1</text:p>
      <text:p text:style-name="P119"><text:soft-page-break/></text:p>
      <text:p text:style-name="P119">We find the diagonal entry where we want it – no swap needed. <text:s/>We then find that it is already 1 – no scalar multiplication needed. <text:s/>Below and above are zero – no row operations needed. <text:s/>To the right is a 1, so we must clear it yielding an add.. <text:s/>We now proceed to the next row, and again all we need is an add. <text:s/>Finally we zeroize. <text:s/>Hence the program generated is</text:p>
      <text:p text:style-name="P119"/>
      <text:p text:style-name="P119">ZER <text:s/>V2</text:p>
      <text:p text:style-name="P119">ADD V1 V2</text:p>
      <text:p text:style-name="P119">ADD <text:s/>V0 V2</text:p>
      <text:p text:style-name="P119"/>
      <text:p text:style-name="P119">Ideally we’d like to notice that the last column is the sum of the other two and generate something like</text:p>
      <text:p text:style-name="P119"/>
      <text:p text:style-name="P119">ADD V0 V1 V2</text:p>
      <text:p text:style-name="P119"/>
      <text:p text:style-name="P119">but I doubt if such an optimization is worth much, and if it is, we can simply input the program ADD V0 V1 V2 by hand in this case.</text:p>
      <text:p text:style-name="P119"/>
      <text:p text:style-name="P132">Section <text:span text:style-name="T116">6</text:span> – <text:span text:style-name="T116">Executing the plan.</text:span></text:p>
      <text:p text:style-name="P117"/>
      <text:p text:style-name="P121">The LFInit routine must place a pair of interpreted programs into the FIELD structure – one for the extraction linear forms and one for the assembly ones. <text:s/>The bytes of this data are then interpreted as program instructions. <text:s/></text:p>
      <text:p text:style-name="P119"/>
      <text:p text:style-name="P131">Section <text:span text:style-name="T115">xx</text:span> – <text:span text:style-name="T115">Building the software.</text:span></text:p>
      <text:p text:style-name="P116"/>
      <text:p text:style-name="P120">There are quite a few routines needed to get all this working. <text:s/>As our initial aim is to get the fields of order 4 and 9 working, let’s see what we need just for that.</text:p>
      <text:p text:style-name="P120"/>
      <text:p text:style-name="P120">LFExtract. <text:s/>We need at least a bare-bones version of f→linfxtype=2 – the <text:span text:style-name="T116">multiple </text:span>table look-up version. <text:s/>This is an 8-bit → 64-bit lookup. <text:s/>It needs to be considered whether to make lots of tables or just use one and multiply by p.</text:p>
      <text:p text:style-name="P120"/>
      <text:p text:style-name="P120">LFAssem. <text:s/><text:span text:style-name="T116">It is f→linfatype = 2 – the multiple table lookup version that is needed. <text:s/>This simply adds the results together and peels off the bytes.</text:span></text:p>
      <text:p text:style-name="P122"/>
      <text:p text:style-name="P125"><text:span text:style-name="T117">The first “plan” generator will be done in in the initialize routine for Karatsuba.</text:span> The program for extraction will be <text:span text:style-name="T117">simply </text:span>1 0 1 2 <text:s text:c="2"/>4 (ADD v0 to v1 giving v2, END).</text:p>
      <text:p text:style-name="P125"/>
      <text:p text:style-name="P125">The program for assembly needs the Conway polynomial x<text:span text:style-name="T2">2</text:span> – <text:span text:style-name="T71">β</text:span><text:span text:style-name="T81">x</text:span><text:span text:style-name="T85"> + </text:span><text:span text:style-name="T71">α</text:span><text:span text:style-name="T85">. <text:s/>We start off with </text:span><text:span text:style-name="T89">(a</text:span><text:span text:style-name="T54">0</text:span><text:span text:style-name="T89">+a</text:span><text:span text:style-name="T54">1</text:span><text:span text:style-name="T89">x) . (b</text:span><text:span text:style-name="T54">0</text:span><text:span text:style-name="T89">+b</text:span><text:span text:style-name="T54">1</text:span><text:span text:style-name="T89">x). <text:s/>After multiplication we have</text:span></text:p>
      <text:p text:style-name="P125"><text:span text:style-name="T89"><text:tab/>c</text:span><text:span text:style-name="T54">0</text:span><text:span text:style-name="T89">=a</text:span><text:span text:style-name="T54">0</text:span><text:span text:style-name="T89">b</text:span><text:span text:style-name="T54">0</text:span><text:span text:style-name="T89"> <text:s text:c="6"/>c</text:span><text:span text:style-name="T54">1</text:span><text:span text:style-name="T89">=a</text:span><text:span text:style-name="T54">1</text:span><text:span text:style-name="T89">b</text:span><text:span text:style-name="T54">1</text:span><text:span text:style-name="T89"> <text:s text:c="6"/>c</text:span><text:span text:style-name="T54">2</text:span><text:span text:style-name="T89">=(a</text:span><text:span text:style-name="T54">0</text:span><text:span text:style-name="T89">+a</text:span><text:span text:style-name="T54">1</text:span><text:span text:style-name="T89">)(b</text:span><text:span text:style-name="T54">0</text:span><text:span text:style-name="T89">+b</text:span><text:span text:style-name="T54">1</text:span><text:span text:style-name="T89">).</text:span></text:p>
      <text:p text:style-name="P127"><text:span text:style-name="T85">Before reduction the answer is a</text:span><text:span text:style-name="T53">0</text:span><text:span text:style-name="T85">b</text:span><text:span text:style-name="T53">0</text:span><text:span text:style-name="T85"> + (a</text:span><text:span text:style-name="T53">0</text:span><text:span text:style-name="T85">b</text:span><text:span text:style-name="T53">1</text:span><text:span text:style-name="T85">+a</text:span><text:span text:style-name="T53">1</text:span><text:span text:style-name="T85">b</text:span><text:span text:style-name="T53">0</text:span><text:span text:style-name="T85">)x + a</text:span><text:span text:style-name="T53">1</text:span><text:span text:style-name="T85">b</text:span><text:span text:style-name="T53">1</text:span><text:span text:style-name="T85">x</text:span><text:span text:style-name="T10">2</text:span><text:span text:style-name="T85"> so with x</text:span><text:span text:style-name="T10">2</text:span><text:span text:style-name="T85"> =</text:span><text:span text:style-name="T90"> </text:span><text:span text:style-name="T80">β</text:span><text:span text:style-name="T71">x</text:span><text:span text:style-name="T90"> – </text:span><text:span text:style-name="T80">α</text:span><text:span text:style-name="T90"> </text:span><text:span text:style-name="T85">we</text:span></text:p>
      <text:p text:style-name="P127"><text:soft-page-break/><text:span text:style-name="T85">want a</text:span><text:span text:style-name="T53">0</text:span><text:span text:style-name="T85">b</text:span><text:span text:style-name="T53">0</text:span><text:span text:style-name="T85"> – a</text:span><text:span text:style-name="T53">1</text:span><text:span text:style-name="T85">b</text:span><text:span text:style-name="T53">1</text:span><text:span text:style-name="T80">α </text:span><text:span text:style-name="T85">+ (a</text:span><text:span text:style-name="T53">0</text:span><text:span text:style-name="T85">b</text:span><text:span text:style-name="T53">1</text:span><text:span text:style-name="T85">+a</text:span><text:span text:style-name="T53">1</text:span><text:span text:style-name="T85">b</text:span><text:span text:style-name="T53">0</text:span><text:span text:style-name="T85">+a</text:span><text:span text:style-name="T53">1</text:span><text:span text:style-name="T85">b</text:span><text:span text:style-name="T53">1</text:span><text:span text:style-name="T80">β</text:span><text:span text:style-name="T71">)x = c</text:span><text:span text:style-name="T55">0</text:span><text:span text:style-name="T71">–c</text:span><text:span text:style-name="T55">1</text:span><text:span text:style-name="T80">α </text:span><text:span text:style-name="T71">+ c</text:span><text:span text:style-name="T55">2</text:span><text:span text:style-name="T71">–c</text:span><text:span text:style-name="T55">0</text:span><text:span text:style-name="T71">+c</text:span><text:span text:style-name="T55">1</text:span><text:span text:style-name="T71">(</text:span><text:span text:style-name="T80">β–</text:span><text:span text:style-name="T71">1).</text:span></text:p>
      <text:p text:style-name="P130">Hence the program is . . .</text:p>
      <text:p text:style-name="P127"><text:span text:style-name="T71">GF(4) </text:span><text:span text:style-name="T83">(x</text:span><text:span text:style-name="T9">2</text:span><text:span text:style-name="T83">+x+1 or x</text:span><text:span text:style-name="T9">2</text:span><text:span text:style-name="T83">=x+1 <text:s/></text:span><text:span text:style-name="T80">β</text:span><text:span text:style-name="T83">=1 </text:span><text:span text:style-name="T80">α</text:span><text:span text:style-name="T83">=1</text:span></text:p>
      <text:p text:style-name="P127"><text:span text:style-name="T83"><text:tab/><text:tab/></text:span><text:span text:style-name="T84">v2 += v0 (v2=c</text:span><text:span text:style-name="T56">2</text:span><text:span text:style-name="T84">+c</text:span><text:span text:style-name="T56">0</text:span><text:span text:style-name="T84">) <text:s/>v0 += v1(v0=c</text:span><text:span text:style-name="T56">0</text:span><text:span text:style-name="T84">+c</text:span><text:span text:style-name="T56">1</text:span><text:span text:style-name="T84">) <text:s/>v1=v2(v1=c</text:span><text:span text:style-name="T56">2</text:span><text:span text:style-name="T84">+c</text:span><text:span text:style-name="T56">0</text:span><text:span text:style-name="T84">)</text:span></text:p>
      <text:p text:style-name="P127"><text:span text:style-name="T83"><text:tab/><text:tab/></text:span><text:span text:style-name="T71">1 </text:span><text:span text:style-name="T82">0 2 2 <text:s/>1 1 0 0 <text:s text:c="2"/>3 2 1 <text:s text:c="2"/>4</text:span></text:p>
      <text:p text:style-name="P129"><text:span text:style-name="T71">GF(9) <text:s/></text:span><text:span text:style-name="T83">(x</text:span><text:span text:style-name="T9">2</text:span><text:span text:style-name="T83">+2x+2 or x</text:span><text:span text:style-name="T9">2</text:span><text:span text:style-name="T83">=x+1 <text:s/></text:span><text:span text:style-name="T80">β</text:span><text:span text:style-name="T83">=1 </text:span><text:span text:style-name="T80">α</text:span><text:span text:style-name="T83">=2) </text:span></text:p>
      <text:p text:style-name="P127"><text:span text:style-name="T84"><text:tab/><text:tab/>v2 </text:span><text:span text:style-name="T80">– </text:span><text:span text:style-name="T84">= v0 (v2=c</text:span><text:span text:style-name="T56">2</text:span><text:span text:style-name="T80">–</text:span><text:span text:style-name="T84">c</text:span><text:span text:style-name="T56">0</text:span><text:span text:style-name="T84">) <text:s/>v0 += v1(v0=c</text:span><text:span text:style-name="T56">0</text:span><text:span text:style-name="T84">+c</text:span><text:span text:style-name="T56">1</text:span><text:span text:style-name="T84">) <text:s/>v1=v2(v1=c</text:span><text:span text:style-name="T56">2</text:span><text:span text:style-name="T80">–</text:span><text:span text:style-name="T84">c</text:span><text:span text:style-name="T56">0</text:span><text:span text:style-name="T84">)</text:span></text:p>
      <text:p text:style-name="P123"><text:span text:style-name="T83"><text:tab/><text:tab/></text:span><text:span text:style-name="T84">2</text:span><text:span text:style-name="T81"> </text:span><text:span text:style-name="T84">2 0</text:span><text:span text:style-name="T71"> 2 <text:s/>1 1 0 0 <text:s text:c="2"/>3 2 1 <text:s text:c="2"/>4</text:span><text:span text:style-name="T83"><text:tab/></text:span></text:p>
      <text:p text:style-name="P119"/>
      <text:p text:style-name="P119"/>
      <text:p text:style-name="P109"/>
      <text:p text:style-name="P22">=============================================================</text:p>
      <text:p text:style-name="P22"/>
      <text:p text:style-name="P22"/>
      <text:p text:style-name="P22"/>
      <text:p text:style-name="P13">1. <text:s/>The initialize routine is called from FieldSet (at a late stage so that the rest of the field module is operational) to set up the constant data needed for the extraction, assembly and linear forms needed for “slab” to work over fields of order q = p<text:span text:style-name="T2">d</text:span><text:span text:style-name="T11"> with d&gt;1.</text:span></text:p>
      <text:p text:style-name="P60"/>
      <text:p text:style-name="P13"><text:span text:style-name="T11">2. <text:s/>The extraction of mod p matrices from the p</text:span><text:span text:style-name="T2">d</text:span><text:span text:style-name="T11"> ones, and the subsequent linear forms to compute the matrices that must be multiplied mod p.</text:span></text:p>
      <text:p text:style-name="P60"/>
      <text:p text:style-name="P13"><text:span text:style-name="T11">3. <text:s/>The linear forms and assembly needed to take the results of the multiplications mod p and to construct the answer matrix over p</text:span><text:span text:style-name="T2">d</text:span><text:span text:style-name="T11">.</text:span></text:p>
      <text:p text:style-name="P60"/>
      <text:p text:style-name="P45">Section <text:span text:style-name="T97">2</text:span> – <text:span text:style-name="T97">Extraction.</text:span></text:p>
      <text:p text:style-name="P15"/>
      <text:p text:style-name="P13"><text:span text:style-name="T11">There are several cases controlled by a switch statement on the variable f→linfxtype. <text:s/></text:span><text:span text:style-name="T18">At present I have defined only one.</text:span></text:p>
      <text:p text:style-name="P60"/>
      <text:p text:style-name="P13"><text:span text:style-name="T13">Case f→linfxtype=1. <text:s/>Byte data.</text:span><text:span text:style-name="T11"> <text:s/></text:span><text:span text:style-name="T18">There is one variable f→linfxent that specifies how many entries there are in a byte of </text:span><text:span text:style-name="T14">ground field</text:span><text:span text:style-name="T20"> Dfmt. <text:s/>This many bytes are looked up in the table f→linfx8 and added to get one word of uint64_t data that is then turned into bytes and stored in the various matrices. <text:s/>The table is at most 8x8x256=16384 bytes long, so fits in L1 cache. <text:s/>This deals with the cases {4,8,9,16,25,27,32,49,64,81,121,125,128,169,243,256}, which are almost certainly the only ones of interest for modular decomposition numbers.</text:span></text:p>
      <text:p text:style-name="P80"/>
      <text:p text:style-name="P46">Section <text:span text:style-name="T98">3</text:span> – <text:span text:style-name="T99">Arithmetic mod p.</text:span></text:p>
      <text:p text:style-name="P16"/>
      <text:p text:style-name="P17"><text:span text:style-name="T18">T</text:span><text:span text:style-name="T11">he field arithmetic is set to work in the extension field, and the linear forms module needs to work in the ground field. <text:s/></text:span><text:span text:style-name="T30">This will involve some duplication of work from the field module, but it seems best to include this in the linf module rather than </text:span><text:soft-page-break/><text:span text:style-name="T30">complicate the field module yet further. <text:s/>Nevertheless the data is held in the FIELD structure, and some additional data is needed.</text:span></text:p>
      <text:p text:style-name="P61"/>
      <text:p text:style-name="P18"><text:span text:style-name="T13">LFAdd(a,b,c,p,nob)</text:span><text:span text:style-name="T11"> adds a to b giving c mod p, nob bytes long. <text:s/>In characteristic 2, pcxor does the job all by itself. <text:s/>In all other characteristics w</text:span><text:span text:style-name="T31">e first need to clean up the tables produced in field so that the add8 tables are produced whenever the </text:span><text:span text:style-name="T15">characteristic</text:span><text:span text:style-name="T21"> is &lt; 256, not the field order. <text:s/>This implies some changes in the field routine itself. <text:s/>We can then use these tables for adding, and also use pcbif to add more rapidly in the field module itself. <text:s/>The correct specification is that the add8 table is populated whenever 2&lt;p&lt;256, and in position 256a+b we get the byte that adds a to b in Dfmt </text:span><text:span text:style-name="T15">in the ground field</text:span><text:span text:style-name="T21">. <text:s/></text:span></text:p>
      <text:p text:style-name="P81"/>
      <text:p text:style-name="P19"><text:span text:style-name="T13">LF</text:span><text:span text:style-name="T15">Mad</text:span><text:span text:style-name="T13">(</text:span><text:span text:style-name="T15">e,</text:span><text:span text:style-name="T13">a,b,c,p,nob)</text:span><text:span text:style-name="T11"> adds </text:span><text:span text:style-name="T31">e.</text:span><text:span text:style-name="T11">a to b giving c mod p, nob bytes long. <text:s/></text:span><text:span text:style-name="T31">This routine is never called in characteristic 2.</text:span><text:span text:style-name="T11"> <text:s/>In all other characteristics w</text:span><text:span text:style-name="T31">e again need to clean up the tables produced in field so that the mul8 tables are produced whenever the </text:span><text:span text:style-name="T21">characteristic is &lt; 256, even if the field order is greater. <text:s/>We can then use this table for multiply-and-add. <text:s/></text:span><text:span text:style-name="T22">It is may be worth writing a new assembler routine to do pcbuf, looking up in the first table then using the second to add.</text:span><text:span text:style-name="T21"> The correct specification is that the </text:span><text:span text:style-name="T22">mul</text:span><text:span text:style-name="T21">8 table is </text:span><text:span text:style-name="T22">additionally </text:span><text:span text:style-name="T21">populated whenever 2&lt;p&lt;256 </text:span><text:span text:style-name="T22">and paktyp &lt; 3</text:span><text:span text:style-name="T21">, and in </text:span><text:span text:style-name="T22">this case</text:span><text:span text:style-name="T21"> position </text:span><text:span text:style-name="T22">p.e.a</text:span><text:span text:style-name="T21"> we get the byte </text:span><text:span text:style-name="T22">e.a.</text:span></text:p>
      <text:p text:style-name="P85"/>
      <text:p text:style-name="P47">Section <text:span text:style-name="T100">4</text:span> – <text:span text:style-name="T100">Operating linear forms.</text:span></text:p>
      <text:p text:style-name="P20"/>
      <text:p text:style-name="P21"><text:span text:style-name="T20">T</text:span><text:span text:style-name="T19">he operations are done one row at a time (for cache-friendlyness) by reading the “program” one byte at a time.</text:span></text:p>
      <text:p text:style-name="P83"/>
      <text:p text:style-name="P77"><text:span text:style-name="T67">1<text:tab/></text:span><text:span text:style-name="T62">ADD v1 v2 v</text:span><text:span text:style-name="T64">3</text:span><text:span text:style-name="T65"><text:tab/>v3 = v1 + v2</text:span><text:span text:style-name="T64">. <text:s/>Vectors may be equal.</text:span></text:p>
      <text:p text:style-name="P79"><text:span text:style-name="T74">2<text:tab/></text:span><text:span text:style-name="T72">MAD λ</text:span><text:span text:style-name="T86"> v1 v2</text:span><text:span text:style-name="T87"><text:tab/>v2 = v2 + </text:span><text:span text:style-name="T72">λ.</text:span><text:span text:style-name="T73">v1</text:span><text:span text:style-name="T86">.</text:span></text:p>
      <text:p text:style-name="P94"><text:span text:style-name="T100">3<text:tab/></text:span>CPY v1 v2<text:tab/><text:tab/>v2 = v1.</text:p>
      <text:p text:style-name="P104">4<text:tab/>END</text:p>
      <text:p text:style-name="P82"/>
      <text:p text:style-name="P47">Section <text:span text:style-name="T100">4</text:span> – <text:span text:style-name="T100">Generating the linear forms.</text:span></text:p>
      <text:p text:style-name="P20"/>
      <text:p text:style-name="P83">The first version of this will simply be Karatsuba. <text:s/>The program for extraction will be </text:p>
      <text:p text:style-name="P83">1 0 1 2 4 (ADD v0 to v1 giving v2, END).</text:p>
      <text:p text:style-name="P83"/>
      <text:p text:style-name="P124">The program for assembly needs the Conway polynomial x<text:span text:style-name="T2">2</text:span> – <text:span text:style-name="T71">β</text:span><text:span text:style-name="T81">x</text:span><text:span text:style-name="T85"> + </text:span><text:span text:style-name="T71">α</text:span><text:span text:style-name="T85">. <text:s/>We start off with </text:span><text:span text:style-name="T89">(a</text:span><text:span text:style-name="T54">0</text:span><text:span text:style-name="T89">+a</text:span><text:span text:style-name="T54">1</text:span><text:span text:style-name="T89">x) . (b</text:span><text:span text:style-name="T54">0</text:span><text:span text:style-name="T89">+b</text:span><text:span text:style-name="T54">1</text:span><text:span text:style-name="T89">x). <text:s/>After multiplication we have</text:span></text:p>
      <text:p text:style-name="P124"><text:span text:style-name="T89"><text:tab/>c</text:span><text:span text:style-name="T54">0</text:span><text:span text:style-name="T89">=a</text:span><text:span text:style-name="T54">0</text:span><text:span text:style-name="T89">b</text:span><text:span text:style-name="T54">0</text:span><text:span text:style-name="T89"> <text:s text:c="6"/>c</text:span><text:span text:style-name="T54">1</text:span><text:span text:style-name="T89">=a</text:span><text:span text:style-name="T54">1</text:span><text:span text:style-name="T89">b</text:span><text:span text:style-name="T54">1</text:span><text:span text:style-name="T89"> <text:s text:c="6"/>c</text:span><text:span text:style-name="T54">2</text:span><text:span text:style-name="T89">=(a</text:span><text:span text:style-name="T54">0</text:span><text:span text:style-name="T89">+a</text:span><text:span text:style-name="T54">1</text:span><text:span text:style-name="T89">)(b</text:span><text:span text:style-name="T54">0</text:span><text:span text:style-name="T89">+b</text:span><text:span text:style-name="T54">1</text:span><text:span text:style-name="T89">).</text:span></text:p>
      <text:p text:style-name="P84"><text:span text:style-name="T85">Before reduction the answer is a</text:span><text:span text:style-name="T53">0</text:span><text:span text:style-name="T85">b</text:span><text:span text:style-name="T53">0</text:span><text:span text:style-name="T85"> + (a</text:span><text:span text:style-name="T53">0</text:span><text:span text:style-name="T85">b</text:span><text:span text:style-name="T53">1</text:span><text:span text:style-name="T85">+a</text:span><text:span text:style-name="T53">1</text:span><text:span text:style-name="T85">b</text:span><text:span text:style-name="T53">0</text:span><text:span text:style-name="T85">)x + a</text:span><text:span text:style-name="T53">1</text:span><text:span text:style-name="T85">b</text:span><text:span text:style-name="T53">1</text:span><text:span text:style-name="T85">x</text:span><text:span text:style-name="T10">2</text:span><text:span text:style-name="T85"> so with x</text:span><text:span text:style-name="T10">2</text:span><text:span text:style-name="T85"> =</text:span><text:span text:style-name="T90"> </text:span><text:span text:style-name="T80">β</text:span><text:span text:style-name="T71">x</text:span><text:span text:style-name="T90"> – </text:span><text:span text:style-name="T80">α</text:span><text:span text:style-name="T90"> </text:span><text:span text:style-name="T85">we</text:span></text:p>
      <text:p text:style-name="P84"><text:span text:style-name="T85">want a</text:span><text:span text:style-name="T53">0</text:span><text:span text:style-name="T85">b</text:span><text:span text:style-name="T53">0</text:span><text:span text:style-name="T85"> – a</text:span><text:span text:style-name="T53">1</text:span><text:span text:style-name="T85">b</text:span><text:span text:style-name="T53">1</text:span><text:span text:style-name="T80">α </text:span><text:span text:style-name="T85">+ (a</text:span><text:span text:style-name="T53">0</text:span><text:span text:style-name="T85">b</text:span><text:span text:style-name="T53">1</text:span><text:span text:style-name="T85">+a</text:span><text:span text:style-name="T53">1</text:span><text:span text:style-name="T85">b</text:span><text:span text:style-name="T53">0</text:span><text:span text:style-name="T85">+a</text:span><text:span text:style-name="T53">1</text:span><text:span text:style-name="T85">b</text:span><text:span text:style-name="T53">1</text:span><text:span text:style-name="T80">β</text:span><text:span text:style-name="T71">)x = c</text:span><text:span text:style-name="T55">0</text:span><text:span text:style-name="T71">–c</text:span><text:span text:style-name="T55">1</text:span><text:span text:style-name="T80">α </text:span><text:span text:style-name="T71">+ c</text:span><text:span text:style-name="T55">2</text:span><text:span text:style-name="T71">–c</text:span><text:span text:style-name="T55">0</text:span><text:span text:style-name="T71">+c</text:span><text:span text:style-name="T55">1</text:span><text:span text:style-name="T71">(</text:span><text:span text:style-name="T80">β–</text:span><text:span text:style-name="T71">1).</text:span></text:p>
      <text:p text:style-name="P110">Hence the program is . . .</text:p>
      <text:p text:style-name="P126"><text:span text:style-name="T71">GF(4) </text:span><text:span text:style-name="T83">(x</text:span><text:span text:style-name="T9">2</text:span><text:span text:style-name="T83">+x+1 or x</text:span><text:span text:style-name="T9">2</text:span><text:span text:style-name="T83">=x+1 <text:s/></text:span><text:span text:style-name="T80">β</text:span><text:span text:style-name="T83">=1 </text:span><text:span text:style-name="T80">α</text:span><text:span text:style-name="T83">=1</text:span></text:p>
      <text:p text:style-name="P127"><text:span text:style-name="T83"><text:tab/><text:tab/></text:span><text:span text:style-name="T84">v2 += v0 (v2=c</text:span><text:span text:style-name="T56">2</text:span><text:span text:style-name="T84">+c</text:span><text:span text:style-name="T56">0</text:span><text:span text:style-name="T84">) <text:s/>v0 += v1(v0=c</text:span><text:span text:style-name="T56">0</text:span><text:span text:style-name="T84">+c</text:span><text:span text:style-name="T56">1</text:span><text:span text:style-name="T84">) <text:s/>v1=v2(v1=c</text:span><text:span text:style-name="T56">2</text:span><text:span text:style-name="T84">+c</text:span><text:span text:style-name="T56">0</text:span><text:span text:style-name="T84">)</text:span></text:p>
      <text:p text:style-name="P126"><text:soft-page-break/><text:span text:style-name="T83"><text:tab/><text:tab/></text:span><text:span text:style-name="T71">1 </text:span><text:span text:style-name="T82">0 2 2 <text:s/>1 1 0 0 <text:s text:c="2"/>3 2 1 <text:s text:c="2"/>4</text:span></text:p>
      <text:p text:style-name="P128"><text:span text:style-name="T71">GF(9) <text:s/></text:span><text:span text:style-name="T83">(x</text:span><text:span text:style-name="T9">2</text:span><text:span text:style-name="T83">+2x+2 or x</text:span><text:span text:style-name="T9">2</text:span><text:span text:style-name="T83">=x+1 <text:s/></text:span><text:span text:style-name="T80">β</text:span><text:span text:style-name="T83">=1 </text:span><text:span text:style-name="T80">α</text:span><text:span text:style-name="T83">=2) </text:span></text:p>
      <text:p text:style-name="P127"><text:span text:style-name="T84"><text:tab/><text:tab/>v2 </text:span><text:span text:style-name="T80">– </text:span><text:span text:style-name="T84">= v0 (v2=c</text:span><text:span text:style-name="T56">2</text:span><text:span text:style-name="T80">–</text:span><text:span text:style-name="T84">c</text:span><text:span text:style-name="T56">0</text:span><text:span text:style-name="T84">) <text:s/>v0 += v1(v0=c</text:span><text:span text:style-name="T56">0</text:span><text:span text:style-name="T84">+c</text:span><text:span text:style-name="T56">1</text:span><text:span text:style-name="T84">) <text:s/>v1=v2(v1=c</text:span><text:span text:style-name="T56">2</text:span><text:span text:style-name="T80">–</text:span><text:span text:style-name="T84">c</text:span><text:span text:style-name="T56">0</text:span><text:span text:style-name="T84">)</text:span></text:p>
      <text:p text:style-name="P129"><text:span text:style-name="T83"><text:tab/><text:tab/></text:span><text:span text:style-name="T84">2</text:span><text:span text:style-name="T81"> </text:span><text:span text:style-name="T84">2 0</text:span><text:span text:style-name="T71"> 2 <text:s/>1 1 0 0 <text:s text:c="2"/>3 2 1 <text:s text:c="2"/>4</text:span><text:span text:style-name="T83"><text:tab/></text:span></text:p>
      <text:p text:style-name="P81"/>
      <text:p text:style-name="P5"/>
      <text:p text:style-name="P13">=============================================================</text:p>
      <text:p text:style-name="P5"/>
      <text:p text:style-name="P5"/>
      <text:p text:style-name="P5">I think the time has come to consider seriously the question of field extensions. <text:s/>The basic idea is to use linear forms to reduce matrix multiplication over the field of order p<text:span text:style-name="T2">d</text:span><text:span text:style-name="T11"> to </text:span><text:span text:style-name="T12">e &gt; d </text:span><text:span text:style-name="T11">matrix multiplication</text:span><text:span text:style-name="T12">s</text:span><text:span text:style-name="T11"> over the ground field (order p), and after due consideration I have decided that there should be a new “linear forms” module to perform the various operations. <text:s/>These are . . .</text:span></text:p>
      <text:p text:style-name="P52"/>
      <text:p text:style-name="P53"><text:span text:style-name="T47">1</text:span><text:span text:style-name="T11">. <text:s/>Deciding what </text:span><text:span text:style-name="T47">extraction </text:span><text:span text:style-name="T11">linear forms should be performed to produce e matrices over the ground field. In many cases this can be done with e = 2.d – 1 using interpolation, though in small characteristic this is inadequate and special cases will be needed. Albrecht suggests that interpolation over an extension field can solve this problem optimally in many cases, and anyway perhaps good enough.</text:span></text:p>
      <text:p text:style-name="P4"><text:span text:style-name="T12">2</text:span><text:span text:style-name="T11">. <text:s/>Converting </text:span><text:span text:style-name="T12">one row of the </text:span><text:span text:style-name="T11">matrix over p</text:span><text:span text:style-name="T2">d</text:span><text:span text:style-name="T11"> to into d </text:span><text:span text:style-name="T12">rows over the </text:span><text:span text:style-name="T11">ground field.</text:span></text:p>
      <text:p text:style-name="P52">3. <text:s/><text:span text:style-name="T47">Performing the </text:span>linear forms <text:span text:style-name="T47">(using Dfmt) to produce e matrices over the ground field</text:span>. <text:s/><text:span text:style-name="T47">It seems best to do this row-by-row while the row is in cache.</text:span></text:p>
      <text:p text:style-name="P52"/>
      <text:p text:style-name="P54">4. <text:s/>Performing the ground-field matrix multiplication<text:span text:style-name="T47">s</text:span>. <text:s/>Hopefully this can recycle the “slab” interface so that no new code is needed f<text:span text:style-name="T68">ADD v1 v2 v</text:span><text:span text:style-name="T69">3<text:tab/></text:span><text:span text:style-name="T70">3<text:tab/>v3 = v1 + v2</text:span><text:span text:style-name="T69">. <text:s/>Vectors may be equal.</text:span></text:p>
      <text:p text:style-name="P76"><text:span text:style-name="T64">SUB v1 v2 v3<text:tab/></text:span><text:span text:style-name="T65">3<text:tab/>v3 = v2 – v1</text:span><text:span text:style-name="T64">. <text:s/>Vectors may be equal.</text:span></text:p>
      <text:p text:style-name="P78"><text:span text:style-name="T62">MUL </text:span><text:span text:style-name="T72">λ</text:span><text:span text:style-name="T86"> v1<text:tab/><text:tab/></text:span><text:span text:style-name="T87">2<text:tab/>v1 = </text:span><text:span text:style-name="T72">λ.</text:span><text:span text:style-name="T73">v1</text:span></text:p>
      <text:p text:style-name="P78"><text:span text:style-name="T72">MAD λ</text:span><text:span text:style-name="T86"> v1 v2<text:tab/></text:span><text:span text:style-name="T87">4<text:tab/>v2 = v2 + </text:span><text:span text:style-name="T72">λ.</text:span><text:span text:style-name="T73">v1</text:span><text:span text:style-name="T86">.</text:span></text:p>
      <text:p text:style-name="P54"><text:span text:style-name="T88">CPY v1 v2<text:tab/><text:tab/>1<text:tab/>v2 = v1.</text:span>or this stage.</text:p>
      <text:p text:style-name="P52"/>
      <text:p text:style-name="P56">5. <text:s/>Deciding what assembly linear forms should be performed to reduce the e matrices to the d matrices required.</text:p>
      <text:p text:style-name="P52"><text:span text:style-name="T47">6</text:span>. <text:s/>Performing the linear forms to convert the e product matrices back into the d coefficient matrices, again using the Dfmt routines. <text:s/><text:span text:style-name="T47">Again this is done on a row-by-row basis, so that the next stage is done to rows in cache.</text:span></text:p>
      <text:p text:style-name="P3"><text:span text:style-name="T12">7</text:span><text:span text:style-name="T11">. <text:s/>Converting d matrices </text:span><text:span text:style-name="T12">(one row at a time) </text:span><text:span text:style-name="T11">over the ground field into one matrix over p</text:span><text:span text:style-name="T2">d</text:span><text:span text:style-name="T11">.</text:span></text:p>
      <text:p text:style-name="P57"/>
      <text:p text:style-name="P56">It seems clear (from cache-usage considerations) that a single call does items 1-3, that the slab interface does item 4, and that a single call does items 5-7.</text:p>
      <text:p text:style-name="P56"/>
      <text:p text:style-name="P55">The real point of all this, of course, is to gain access to the HPMI. <text:s/>Since this is currently only available mod 2 and mod 3 (with 5 under serious consideration) it is <text:soft-page-break/>for these characteristics specifically that the need is immediate. <text:s/><text:span text:style-name="T47">It seems clear, however, that the methods are fairly general and will probably be implemented for other characteristics at the same time, ready for when the HPMI can handle them.</text:span></text:p>
      <text:p text:style-name="P55"/>
      <text:p text:style-name="P56">For characteristic 2, there are methods based on moving bits around, and in particular the Haswell new instructions of BMI2 (PDEP and PEXT) could do the extraction and assembly with considerably less work. <text:s/><text:span text:style-name="T48">In practice, I suspect that the speed difference would be small, partly because memory access may be the bottleneck, and partly because step 4 (the multiplications mod 2) are anyway comparatively slow. <text:s/>We can come back to this issue later if it becomes important.</text:span></text:p>
      <text:p text:style-name="P68"/>
      <text:p text:style-name="P38">Section <text:span text:style-name="T49">2</text:span> – <text:span text:style-name="T49">Albrect extraction.</text:span></text:p>
      <text:p text:style-name="P6"/>
      <text:p text:style-name="P58"><text:span text:style-name="T43">For “small” fields (degree at most 8, characteristic at most 2</text:span><text:span text:style-name="T46">51</text:span><text:span text:style-name="T43">, extension field order at most about </text:span><text:span text:style-name="T44">10,000</text:span><text:span text:style-name="T43">) </text:span><text:span text:style-name="T46">the basic plan </text:span><text:span text:style-name="T43">is to look up entries (containing one or more extension field elements) in a look-up table (appropriate to the position of its ground field elements in the output byte) to produce a single integer. <text:s/>These entries are then added to produce an integer containing all the bytes of the result, which must then </text:span><text:span text:style-name="T45">each </text:span><text:span text:style-name="T43">be stored in </text:span><text:span text:style-name="T45">a </text:span><text:span text:style-name="T43">separate row. <text:s/></text:span><text:span text:style-name="T46">It is a property of Dfmt that this is always an addition, and though in characteristic 2 XOR could also be used, addition is just as fast on x86. </text:span><text:span text:style-name="T43"><text:s/>In characteristic 2 (respectively 3,5,7-11) there are 8 (respectively 5, 3, 2, 1) look-up tables, </text:span><text:span text:style-name="T46">and in characteristic 17 or greater (where each element of the ground field occupies its own integer of some size) one look-up table suffices.</text:span></text:p>
      <text:p text:style-name="P69"/>
      <text:p text:style-name="P59"><text:span text:style-name="T43">As an example, consider the field 16807 = 7</text:span><text:span text:style-name="T3">5</text:span><text:span text:style-name="T43">. <text:s/>Extension field entries are two-bytes long containing five ground field entries, but ground field vectors hold two such entries in each byte. <text:s/>Hence each extension field entry contributes to five bytes of output, so the look-up table would be 8 bytes per entry. <text:s/>There are two such tables used alternately, so that 268912 bytes of lookup table would be required. <text:s/>This would mainly fit into L2 cache (on Intel without hyperthreading) and would spill into L3 quite a bit. <text:s/>This is clearly </text:span><text:span text:style-name="T45">approaching</text:span><text:span text:style-name="T43"> the limit of the method. <text:s/></text:span><text:span text:style-name="T46">It could be worth using a multiply instruction or two to reduce the space needed for these tables, thereby increasing the cache hit rate.</text:span></text:p>
      <text:p text:style-name="P70"/>
      <text:p text:style-name="P59"><text:span text:style-name="T43">At the other extreme consider the field of order 4. <text:s/>Each byte is looked up to produce a 16-bit word, with two bytes (one for each output matrix). <text:s/>Two lookup tables would be needed </text:span><text:span text:style-name="T45">(used alternately)</text:span><text:span text:style-name="T43">, making 1024 bytes of table required.</text:span></text:p>
      <text:p text:style-name="P70"/>
      <text:p text:style-name="P72">For fields that are not “small”, the main problem is to extract the a<text:span text:style-name="T50">i</text:span> separately from an integer representing, say, a<text:span text:style-name="T50">0</text:span> + a<text:span text:style-name="T50">1</text:span>p + a<text:span text:style-name="T50">2</text:span>p<text:span text:style-name="T2">2</text:span> + a<text:span text:style-name="T50">3</text:span>p<text:span text:style-name="T2">3</text:span>. <text:s/>The naive method of dividing by p and taking quotient and remainder is very slow (approximately 20 clocks latency, 8 throughput depending mainly on chip). <text:s/>Since the denominator is known in advance, however, the Barrett technique can be used – multiplying the number by 2<text:span text:style-name="T2">N</text:span>/p rounded up and then shifting right N bits. <text:s/>The simple approach of taking N as 64 is good for the vast majority of cases, and a simple assembler routine <text:span text:style-name="T57">(move, mul, move, ret) </text:span>to <text:soft-page-break/>multiply two uint64_t numbers and return the top <text:span text:style-name="T58">64-bit </text:span>word of the <text:span text:style-name="T58">128-bit </text:span>result can readily plug the gap in the “c” language in this area. <text:s/><text:span text:style-name="T57">For quadratic fields, for example, this does the job – take a</text:span><text:span text:style-name="T51">0</text:span><text:span text:style-name="T57">+a</text:span><text:span text:style-name="T51">1</text:span><text:span text:style-name="T57">p, multiply by 2</text:span><text:span text:style-name="T5">64</text:span><text:span text:style-name="T57">/p rounded up (computed in advance) and dividing by 2</text:span><text:span text:style-name="T5">64</text:span><text:span text:style-name="T57"> results in a</text:span><text:span text:style-name="T51">0</text:span><text:span text:style-name="T57"> provided p</text:span><text:span text:style-name="T6">3</text:span><text:span text:style-name="T58"> &lt; 2</text:span><text:span text:style-name="T6">64</text:span><text:span text:style-name="T58">, which will cover the cases of p less than 2,642,245. <text:s/>There is an argument for doing a little multiple-precision assembler arithmetic to implement enough accuracy to cover all the cases, however. <text:s/>For all cases of extension fields, we have p</text:span><text:span text:style-name="T6">3</text:span><text:span text:style-name="T58"> &lt; 2</text:span><text:span text:style-name="T66">ADD v1 v2 v</text:span><text:span text:style-name="T64">3<text:tab/></text:span><text:span text:style-name="T65">3<text:tab/>v3 = v1 + v2</text:span><text:span text:style-name="T64">. <text:s/>Vectors may be equal.</text:span></text:p>
      <text:p text:style-name="P76"><text:span text:style-name="T64">SUB v1 v2 v3<text:tab/></text:span><text:span text:style-name="T65">3<text:tab/>v3 = v2 – v1</text:span><text:span text:style-name="T64">. <text:s/>Vectors may be equal.</text:span></text:p>
      <text:p text:style-name="P78"><text:span text:style-name="T62">MUL </text:span><text:span text:style-name="T72">λ</text:span><text:span text:style-name="T86"> v1<text:tab/><text:tab/></text:span><text:span text:style-name="T87">2<text:tab/>v1 = </text:span><text:span text:style-name="T72">λ.</text:span><text:span text:style-name="T73">v1</text:span></text:p>
      <text:p text:style-name="P78"><text:span text:style-name="T72">MAD λ</text:span><text:span text:style-name="T86"> v1 v2<text:tab/></text:span><text:span text:style-name="T87">4<text:tab/>v2 = v2 + </text:span><text:span text:style-name="T72">λ.</text:span><text:span text:style-name="T73">v1</text:span><text:span text:style-name="T86">.</text:span></text:p>
      <text:p text:style-name="P72"><text:span text:style-name="T87">CPY v1 v2<text:tab/><text:tab/>1<text:tab/>v2 = v1.</text:span><text:span text:style-name="T6">96</text:span><text:span text:style-name="T58"> and it would not be too hard to do.</text:span></text:p>
      <text:p text:style-name="P71"/>
      <text:p text:style-name="P39">Section <text:span text:style-name="T58">3</text:span> – <text:span text:style-name="T49">Albrect assembly.</text:span></text:p>
      <text:p text:style-name="P7"/>
      <text:p text:style-name="P73">Again for “small” fields, table look-up and add looks like the best way. <text:s/>Here “small” simply means characteristic at most 10,000 or so, and hence the method has a wider applicability than in the extraction case.</text:p>
      <text:p text:style-name="P73">For larger characteristics, we may simply do the simple repeated multiply and add to <text:span text:style-name="T58">compute x = a</text:span><text:span text:style-name="T52">0</text:span><text:span text:style-name="T58"> + a</text:span><text:span text:style-name="T52">1</text:span><text:span text:style-name="T58">p + a</text:span><text:span text:style-name="T52">2</text:span><text:span text:style-name="T58">p</text:span><text:span text:style-name="T6">2</text:span><text:span text:style-name="T58"> . . . from the a</text:span><text:span text:style-name="T52">i</text:span><text:span text:style-name="T58">.</text:span></text:p>
      <text:p text:style-name="P73"/>
      <text:p text:style-name="P40">Section <text:span text:style-name="T59">4</text:span> – <text:span text:style-name="T59">Doing the linear forms.</text:span></text:p>
      <text:p text:style-name="P8"/>
      <text:p text:style-name="P73">It is natural to consider a table-driven approach to this. <text:s/>Since each row is done separately, we must consider whether the overhead of table-driven code is too great. <text:s/>We may assume that our slab rows are usually in the 1-10 KiloByte range, so that <text:span text:style-name="T60">usually an</text:span> addition will take around 1,000 to 10,000 clocks <text:span text:style-name="T60">so that even an unpredictable branch is probably acceptable here. <text:s/>In practice the table doing the driving is constant, and it is to be hoped that the x86 will predict most of them correctly. <text:s/>In characteristic 2, there are no scalar multiplications and addition (as the data is now in cache) is very fast. <text:s/>Even then it will take the best part of 100 clocks to add two rows of a KiloByte, and I feel it appropriate to proceed on the assumption that table-driven code will be fast enough to be going on with. <text:s/>If some optimization is needed, we might be able to put in some special instructions to reduce the number of “program” steps needed to do the linear forms.</text:span></text:p>
      <text:p text:style-name="P73"/>
      <text:p text:style-name="P74">Notice that the same code can probably be used for both extract and assemble.</text:p>
      <text:p text:style-name="P74"/>
      <text:p text:style-name="P74">In the general case, the job we are trying to do is to make v<text:span text:style-name="T50">s</text:span> = a<text:span text:style-name="T50">0</text:span>v<text:span text:style-name="T50">0</text:span> + a<text:span text:style-name="T50">1</text:span>v<text:span text:style-name="T50">1</text:span> + . . . where a<text:span text:style-name="T50">i</text:span> = 1 and a<text:span text:style-name="T50">i</text:span> = –1 are faster since they can use DAdd and DSub rather than DSMad which has an additional lookup for the scalar. <text:s/>Of course a<text:span text:style-name="T50">i</text:span> = 0 should be removed from the program entirely. <text:s/>There is also the possibility of using DSMul, which multiplies a vector <text:span text:style-name="T61">in situ</text:span><text:span text:style-name="T62"> rather faster. <text:s/></text:span><text:span text:style-name="T63">There is also a DCpy function, but notice that the DAdd and DSub routines are three-argument functions and can therefore be used </text:span><text:soft-page-break/><text:span text:style-name="T63">to avoid the DCpy calls in many cases. <text:s/>There are some cases where the number of matrices being produced exceeds 256, but very few </text:span><text:span text:style-name="T64">(2</text:span><text:span text:style-name="T7">54</text:span><text:span text:style-name="T64"> – 2</text:span><text:span text:style-name="T7">63</text:span><text:span text:style-name="T64"> only) so I think we can manage with a one-byte vector number.</text:span></text:p>
      <text:p text:style-name="P91"/>
      <text:p text:style-name="P92">Hence as a first shot at the table structure, we see . . .</text:p>
      <text:p text:style-name="P92"/>
      <text:p text:style-name="P75"><text:span text:style-name="T62">ADD v1 v2 v</text:span><text:span text:style-name="T64">3<text:tab/></text:span><text:span text:style-name="T65">3<text:tab/>v3 = v1 + v2</text:span><text:span text:style-name="T64">. <text:s/>Vectors may be equal.</text:span></text:p>
      <text:p text:style-name="P76"><text:span text:style-name="T64">SUB v1 v2 v3<text:tab/></text:span><text:span text:style-name="T65">3<text:tab/>v3 = v2 – v1</text:span><text:span text:style-name="T64">. <text:s/>Vectors may be equal.</text:span></text:p>
      <text:p text:style-name="P78"><text:span text:style-name="T62">MUL </text:span><text:span text:style-name="T72">λ</text:span><text:span text:style-name="T86"> v1<text:tab/><text:tab/></text:span><text:span text:style-name="T87">2<text:tab/>v1 = </text:span><text:span text:style-name="T72">λ.</text:span><text:span text:style-name="T73">v1</text:span></text:p>
      <text:p text:style-name="P78"><text:span text:style-name="T72">MAD λ</text:span><text:span text:style-name="T86"> v1 v2<text:tab/></text:span><text:span text:style-name="T87">4<text:tab/>v2 = v2 + </text:span><text:span text:style-name="T72">λ.</text:span><text:span text:style-name="T73">v1</text:span><text:span text:style-name="T86">.</text:span></text:p>
      <text:p text:style-name="P93">CPY v1 v2<text:tab/><text:tab/>1<text:tab/>v2 = v1.</text:p>
      <text:p text:style-name="P93">We will later need to augment this to handle scalars bigger than a byte, and to allow for more than 256 vectors, but this can be safetly left till later for now. <text:s/>As a rough guide I would expect the relative times to be as in the middle column of the table.</text:p>
      <text:p text:style-name="P93"/>
      <text:p text:style-name="P41">Section <text:span text:style-name="T91">5</text:span> – <text:span text:style-name="T91">The Data for linear forms.</text:span></text:p>
      <text:p text:style-name="P9"/>
      <text:p text:style-name="P95">The input data for the linear forms process consists of a matrix with e rows and d columns specifying what linear forms should be computed for matrix A. <text:s/>In principle there is a separate e x d matrix for B, but in practice I suspect that we will always use the same one. <text:s/>When the A and B matrices are multiplied in pairs, the result is a matrix that is e x d<text:span text:style-name="T2">2</text:span> in shape, where each of the e rows consists of the tensor product of the two corresponding d-rows.</text:p>
      <text:p text:style-name="P98"/>
      <text:p text:style-name="P98">The success-matrix is a d x d<text:span text:style-name="T2">2</text:span> matrix specifying how each of the d coefficients of the result is made up from the coefficients in d<text:span text:style-name="T2">2</text:span> space. <text:s/>This can be computed simply from the Conway polynomial by reducing the degree.</text:p>
      <text:p text:style-name="P98"/>
      <text:p text:style-name="P98">By putting the e x d<text:span text:style-name="T2">2</text:span> matrix into echelon (or possibly reduced echelon) form it is straightforward to compute what linear combinations of the e vectors (of size d<text:span text:style-name="T2">2</text:span>) make up the required d vectors (also of size d<text:span text:style-name="T2">2</text:span>). <text:s/>The result is a e x d matrix specifying the linear forms that must be performed to compute the answer.</text:p>
      <text:p text:style-name="P98"/>
      <text:p text:style-name="P98">It is not clear to me whether the program should check that the resulting vectors are indeed correct for all d<text:span text:style-name="T2">2</text:span> entries – only e are needed. <text:s/>Probably there should be a regression program that does the check so that it is not needed at run time.</text:p>
      <text:p text:style-name="P98"/>
      <text:p text:style-name="P98">Converting this matrix into a program for making those linear forms using the primitive operations is then essentially the same process as needed for A and B, except that the program is performed in the forward direction rather than reverse as happened in the initial phase. <text:s/>The same tricks are appropriate – avoiding copies, using scalars of 1/–1 where possible and keeping the working set size under control.</text:p>
      <text:p text:style-name="P98"/>
      <text:p text:style-name="P102">It should be noted (in case it matters) that if the vectors for A and B are assumed to be identical, the d x d matrices are known to be symmetric, so that there are only <text:s text:c="7"/><text:soft-page-break/>d(d–1)/2 of them to worry about.</text:p>
      <text:p text:style-name="P98"/>
      <text:p text:style-name="P43">Section <text:span text:style-name="T93">6</text:span> – <text:span text:style-name="T91">The Interpolation cases.</text:span></text:p>
      <text:p text:style-name="P11"/>
      <text:p text:style-name="P101">Interpolation can be used precisely when 2d<text:span text:style-name="T94">–</text:span>1 <text:span text:style-name="T75">≥</text:span><text:span text:style-name="T94"> p+1. <text:s/>In particular it always works for d=2, which (using 0, </text:span><text:span text:style-name="T75">∞</text:span><text:span text:style-name="T94">, 1) yield the well-known Karatsuba method. <text:s/>In general the vectors used are, for </text:span><text:span text:style-name="T76">λ</text:span><text:span text:style-name="T94"> = 0,</text:span><text:span text:style-name="T75">∞</text:span><text:span text:style-name="T94">,1, –1,2, –2,3, –3,4, –4 . . . (probably in that order) the vectors for the initial linear forms for A and B are both, </text:span><text:span text:style-name="T95">for each of the e values of </text:span><text:span text:style-name="T76">λ </text:span><text:span text:style-name="T78">we have</text:span><text:span text:style-name="T95"> </text:span><text:span text:style-name="T94">[1 <text:s/></text:span><text:span text:style-name="T76">λ <text:s/>λ</text:span><text:span text:style-name="T8">2</text:span><text:span text:style-name="T76"> <text:s/>λ</text:span><text:span text:style-name="T8">3</text:span><text:span text:style-name="T76"> <text:s/>λ</text:span><text:span text:style-name="T8">4</text:span><text:span text:style-name="T76"> . . . .]. <text:s/>It is a theorem that 2d</text:span><text:span text:style-name="T94">–</text:span><text:span text:style-name="T76">1 is the minimum possible, so there is no need to look any further. <text:s/></text:span><text:span text:style-name="T77">The mechanism outlined above (if followed in full) will then compute the full method from this data. <text:s/>It may be appropriate to write a version that works </text:span><text:span text:style-name="T79">only</text:span><text:span text:style-name="T77"> in the interpolation cases, however, since it is simpler and may well be faster since much of the linear algebra is simplified.</text:span><text:span text:style-name="T76"> </text:span></text:p>
      <text:p text:style-name="P98"/>
      <text:p text:style-name="P42">Section <text:span text:style-name="T92">7</text:span> – <text:span text:style-name="T91">The Non-interpolation cases.</text:span></text:p>
      <text:p text:style-name="P10"/>
      <text:p text:style-name="P99">The non-interpolation cases number 176 in all. <text:s/>They are</text:p>
      <text:p text:style-name="P97"><text:span text:style-name="T92">p= <text:s/>2 <text:s/>3-63, <text:s text:c="6"/>p= <text:s/>3 <text:s text:c="3"/>3-40, <text:s text:c="5"/>p= <text:s/>5 <text:s text:c="3"/>4-27, <text:s text:c="5"/></text:span><text:s/><text:span text:style-name="T92">p= <text:s/>7 <text:s text:c="3"/>5-22, <text:s text:c="8"/>p=11 <text:s/>7-18,</text:span></text:p>
      <text:p text:style-name="P100">p=13 <text:s/>8-17, <text:s text:c="6"/>p=17 <text:s/>10-15, <text:s text:c="5"/>p=19 <text:s/>11-15, <text:s text:c="6"/>p=23 <text:s/>13-14.</text:p>
      <text:p text:style-name="P96"/>
      <text:p text:style-name="P99">61+38+24+18+12+10+6+5+2=<text:span text:style-name="T93">176 cases. <text:s text:c="3"/>Of these, the fields of order 8, 16 and 27 are probably the most important.</text:span></text:p>
      <text:p text:style-name="P99"/>
      <text:p text:style-name="P44">Section <text:span text:style-name="T96">8</text:span> – <text:span text:style-name="T96">Additional data in the FIELD structure.</text:span></text:p>
      <text:p text:style-name="P12"/>
      <text:p text:style-name="P103">For extraction and assembly, there is a good case to be made that the look-up tables should go into the FIELD structure. <text:s/>Also needed are the “programs” for doing the linear forms for A and for B, possibly using a pointer going to the same place to cope with the case where the two are equal, which is certainly very common (if not universal). <text:s/>A few more bits of data (e.g. the value of e) should complete the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6-08-20T10:01:05.379761489</dc:date>
    <meta:editing-duration>P1DT4H37M31S</meta:editing-duration>
    <meta:editing-cycles>154</meta:editing-cycles>
    <meta:generator>LibreOffice/5.1.4.2$Linux_X86_64 LibreOffice_project/10m0$Build-2</meta:generator>
    <meta:document-statistic meta:table-count="0" meta:image-count="0" meta:object-count="0" meta:page-count="12" meta:paragraph-count="161" meta:word-count="5129" meta:character-count="28166" meta:non-whitespace-character-count="22830"/>
  </office:meta>
</office:document-meta>
</file>